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1" svg:font-family="StarSymbol" style:font-charset="x-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hadow="none"/>
    </style:style>
    <style:style style:name="Tabla1.A" style:family="table-column">
      <style:table-column-properties style:column-width="2.334cm" style:rel-column-width="1323*"/>
    </style:style>
    <style:style style:name="Tabla1.B" style:family="table-column">
      <style:table-column-properties style:column-width="3.634cm" style:rel-column-width="2060*"/>
    </style:style>
    <style:style style:name="Tabla1.C" style:family="table-column">
      <style:table-column-properties style:column-width="2.709cm" style:rel-column-width="1536*"/>
    </style:style>
    <style:style style:name="Tabla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a1.C1" style:family="table-cell">
      <style:table-cell-properties style:vertical-align="middle" fo:background-color="transparent" fo:padding="0.097cm" fo:border="0.002cm solid #000000">
        <style:background-image/>
      </style:table-cell-properties>
    </style:style>
    <style:style style:name="Tabla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1.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6.999cm" table:align="left"/>
    </style:style>
    <style:style style:name="Tabla2.A" style:family="table-column">
      <style:table-column-properties style:column-width="2.646cm"/>
    </style:style>
    <style:style style:name="Tabla2.B" style:family="table-column">
      <style:table-column-properties style:column-width="4.604cm"/>
    </style:style>
    <style:style style:name="Tabla2.C" style:family="table-column">
      <style:table-column-properties style:column-width="2.725cm"/>
    </style:style>
    <style:style style:name="Tabla2.D" style:family="table-column">
      <style:table-column-properties style:column-width="3.942cm"/>
    </style:style>
    <style:style style:name="Tabla2.E" style:family="table-column">
      <style:table-column-properties style:column-width="3.082cm"/>
    </style:style>
    <style:style style:name="Tabla2.A1" style:family="table-cell">
      <style:table-cell-properties style:vertical-align="middle" fo:padding="0.049cm" fo:border="none"/>
    </style:style>
    <style:style style:name="Tabla3" style:family="table">
      <style:table-properties style:width="15.875cm" table:align="left"/>
    </style:style>
    <style:style style:name="Tabla3.A" style:family="table-column">
      <style:table-column-properties style:column-width="3.281cm"/>
    </style:style>
    <style:style style:name="Tabla3.B" style:family="table-column">
      <style:table-column-properties style:column-width="4.604cm"/>
    </style:style>
    <style:style style:name="Tabla3.C" style:family="table-column">
      <style:table-column-properties style:column-width="2.619cm"/>
    </style:style>
    <style:style style:name="Tabla3.D" style:family="table-column">
      <style:table-column-properties style:column-width="2.805cm"/>
    </style:style>
    <style:style style:name="Tabla3.E" style:family="table-column">
      <style:table-column-properties style:column-width="2.566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weight="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13"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14" style:family="paragraph" style:parent-style-name="Table_20_Contents">
      <style:paragraph-properties fo:padding="0.132cm" fo:border="0.002cm solid #aaaaaa"/>
    </style:style>
    <style:style style:name="P15" style:family="paragraph" style:parent-style-name="Preformatted_20_Text">
      <style:paragraph-properties fo:margin-top="0cm" fo:margin-bottom="0.499cm" fo:text-align="justify" style:justify-single-word="false">
        <style:tab-stops>
          <style:tab-stop style:position="1.27cm"/>
        </style:tab-stops>
      </style:paragraph-properties>
    </style:style>
    <style:style style:name="P16" style:family="paragraph" style:parent-style-name="Preformatted_20_Text">
      <style:paragraph-properties fo:margin-top="0cm" fo:margin-bottom="0.499cm" fo:text-align="justify" style:justify-single-word="false">
        <style:tab-stops>
          <style:tab-stop style:position="1.244cm"/>
        </style:tab-stops>
      </style:paragraph-properties>
    </style:style>
    <style:style style:name="P17" style:family="paragraph" style:parent-style-name="Preformatted_20_Text">
      <style:paragraph-properties fo:text-align="justify" style:justify-single-word="false">
        <style:tab-stops>
          <style:tab-stop style:position="1.27cm"/>
        </style:tab-stops>
      </style:paragraph-properties>
    </style:style>
    <style:style style:name="P18" style:family="paragraph" style:parent-style-name="Preformatted_20_Text">
      <style:paragraph-properties fo:text-align="justify" style:justify-single-word="false">
        <style:tab-stops>
          <style:tab-stop style:position="1.244cm"/>
        </style:tab-stops>
      </style:paragraph-properties>
    </style:style>
    <style:style style:name="P19" style:family="paragraph" style:parent-style-name="Preformatted_20_Text">
      <style:paragraph-properties fo:text-align="justify" style:justify-single-word="false">
        <style:tab-stops>
          <style:tab-stop style:position="1.296cm"/>
        </style:tab-stops>
      </style:paragraph-properties>
    </style:style>
    <style:style style:name="P20" style:family="paragraph" style:parent-style-name="Quotations">
      <style:paragraph-properties fo:text-align="justify" style:justify-single-word="false"/>
    </style:style>
    <style:style style:name="P21" style:family="paragraph" style:parent-style-name="Quotations">
      <style:paragraph-properties fo:margin-left="1cm" fo:margin-right="0.026cm" fo:text-align="justify" style:justify-single-word="false" fo:text-indent="0cm" style:auto-text-indent="false"/>
    </style:style>
    <style:style style:name="P22" style:family="paragraph" style:parent-style-name="Quotations">
      <style:paragraph-properties fo:margin-left="1cm" fo:margin-right="0.053cm" fo:text-align="justify" style:justify-single-word="false" fo:text-indent="0cm" style:auto-text-indent="false"/>
    </style:style>
    <style:style style:name="P23" style:family="paragraph" style:parent-style-name="Quotations">
      <style:paragraph-properties fo:margin-left="1cm" fo:margin-right="0cm" fo:text-align="justify" style:justify-single-word="false" fo:text-indent="0cm" style:auto-text-indent="false"/>
    </style:style>
    <style:style style:name="P24" style:family="paragraph" style:parent-style-name="Standard">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5">
      <style:paragraph-properties fo:text-align="justify" style:justify-single-word="false"/>
    </style:style>
    <style:style style:name="P28" style:family="paragraph" style:parent-style-name="Standard" style:list-style-name="L6">
      <style:paragraph-properties fo:text-align="justify" style:justify-single-word="false"/>
    </style:style>
    <style:style style:name="P29"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30"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9"/>
    <style:style style:name="P32" style:family="paragraph" style:parent-style-name="Standard" style:list-style-name="L21"/>
    <style:style style:name="P33" style:family="paragraph" style:parent-style-name="Standard">
      <style:text-properties fo:font-weight="bold"/>
    </style:style>
    <style:style style:name="P34" style:family="paragraph" style:parent-style-name="Standard">
      <style:paragraph-properties fo:text-align="justify" style:justify-single-word="false"/>
      <style:text-properties fo:font-weight="bold" style:font-weight-asian="bold" style:font-weight-complex="bold"/>
    </style:style>
    <style:style style:name="P35" style:family="paragraph" style:parent-style-name="Standard" style:list-style-name="L25">
      <style:text-properties style:text-underline-style="none"/>
    </style:style>
    <style:style style:name="P36" style:family="paragraph" style:parent-style-name="Standard">
      <style:paragraph-properties fo:text-align="center" style:justify-single-word="false"/>
    </style:style>
    <style:style style:name="P37" style:family="paragraph" style:parent-style-name="Standard" style:list-style-name="L25"/>
    <style:style style:name="P38"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Standard">
      <style:paragraph-properties fo:margin-left="0cm" fo:margin-right="0cm" fo:margin-top="0cm" fo:margin-bottom="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42" style:family="paragraph" style:parent-style-name="Standard">
      <style:paragraph-properties fo:margin-left="0cm" fo:margin-right="0cm" fo:margin-top="0cm" fo:margin-bottom="0cm" fo:text-indent="0cm" style:auto-text-indent="false"/>
      <style:text-properties fo:font-weight="bold"/>
    </style:style>
    <style:style style:name="P43" style:family="paragraph" style:parent-style-name="Standard">
      <style:paragraph-properties fo:margin-left="0cm" fo:margin-right="0cm" fo:text-indent="0cm" style:auto-text-indent="false">
        <style:tab-stops>
          <style:tab-stop style:position="0.238cm"/>
          <style:tab-stop style:position="10.345cm"/>
        </style:tab-stops>
      </style:paragraph-properties>
      <style:text-properties fo:font-weight="bold"/>
    </style:style>
    <style:style style:name="P44"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45" style:family="paragraph" style:parent-style-name="title2">
      <style:paragraph-properties fo:margin-left="0cm" fo:margin-right="0cm" fo:margin-top="0cm" fo:margin-bottom="0cm" fo:text-indent="0cm" style:auto-text-indent="false"/>
    </style:style>
    <style:style style:name="P46" style:family="paragraph" style:parent-style-name="Text_20_body" style:list-style-name="L10">
      <style:paragraph-properties fo:text-align="justify" style:justify-single-word="false"/>
    </style:style>
    <style:style style:name="P47" style:family="paragraph" style:parent-style-name="Text_20_body" style:list-style-name="L14"/>
    <style:style style:name="P48" style:family="paragraph" style:parent-style-name="Text_20_body" style:list-style-name="L18"/>
    <style:style style:name="P49" style:family="paragraph" style:parent-style-name="Text_20_body">
      <style:paragraph-properties fo:margin-top="0cm" fo:margin-bottom="0cm"/>
    </style:style>
    <style:style style:name="P50" style:family="paragraph" style:parent-style-name="Text_20_body">
      <style:paragraph-properties fo:margin-top="0cm" fo:margin-bottom="0cm"/>
      <style:text-properties style:text-underline-style="none" fo:font-weight="bold" style:font-weight-asian="bold" style:font-weight-complex="bold"/>
    </style:style>
    <style:style style:name="P51"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52" style:family="paragraph" style:parent-style-name="Text_20_body" style:list-style-name="L10">
      <style:paragraph-properties fo:margin-top="0cm" fo:margin-bottom="0cm" fo:text-align="justify" style:justify-single-word="false"/>
    </style:style>
    <style:style style:name="P53" style:family="paragraph" style:parent-style-name="Text_20_body" style:list-style-name="L14">
      <style:paragraph-properties fo:margin-top="0cm" fo:margin-bottom="0cm"/>
    </style:style>
    <style:style style:name="P54" style:family="paragraph" style:parent-style-name="Text_20_body" style:list-style-name="L15">
      <style:paragraph-properties fo:margin-top="0cm" fo:margin-bottom="0cm"/>
    </style:style>
    <style:style style:name="P55" style:family="paragraph" style:parent-style-name="Text_20_body" style:list-style-name="L16">
      <style:paragraph-properties fo:margin-top="0cm" fo:margin-bottom="0cm"/>
    </style:style>
    <style:style style:name="P56" style:family="paragraph" style:parent-style-name="Text_20_body" style:list-style-name="L18">
      <style:paragraph-properties fo:margin-top="0cm" fo:margin-bottom="0cm"/>
    </style:style>
    <style:style style:name="P57"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58"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59" style:family="paragraph" style:parent-style-name="Quotations">
      <style:paragraph-properties fo:margin-left="0cm" fo:margin-right="0cm" fo:margin-top="0cm" fo:margin-bottom="0cm" fo:text-indent="0cm" style:auto-text-indent="false"/>
    </style:style>
    <style:style style:name="P60" style:family="paragraph" style:parent-style-name="Preformatted_20_Text">
      <style:paragraph-properties fo:margin-top="0cm" fo:margin-bottom="0.499cm" fo:text-align="justify" style:justify-single-word="false">
        <style:tab-stops>
          <style:tab-stop style:position="1.296cm"/>
        </style:tab-stops>
      </style:paragraph-properties>
    </style:style>
    <style:style style:name="P61" style:family="paragraph" style:parent-style-name="title">
      <style:text-properties fo:font-size="14pt" fo:font-weight="bold" style:font-weight-asian="bold" style:font-weight-complex="bold"/>
    </style:style>
    <style:style style:name="P62" style:family="paragraph" style:parent-style-name="title">
      <style:paragraph-properties fo:margin-left="0cm" fo:margin-right="0cm" fo:margin-top="0cm" fo:margin-bottom="0cm" fo:text-indent="0cm" style:auto-text-indent="false"/>
    </style:style>
    <style:style style:name="P63" style:family="paragraph" style:parent-style-name="body" style:list-style-name="L24">
      <style:text-properties fo:font-size="10pt" style:font-size-asian="10pt" style:font-size-complex="10pt"/>
    </style:style>
    <style:style style:name="P64" style:family="paragraph" style:parent-style-name="body" style:list-style-name="L24">
      <style:text-properties fo:font-size="10pt" style:font-size-asian="10pt" style:font-size-complex="10pt"/>
    </style:style>
    <style:style style:name="P65" style:family="paragraph" style:parent-style-name="body" style:list-style-name="L24">
      <style:text-properties fo:font-size="10pt" style:font-size-asian="10pt" style:font-size-complex="10pt"/>
    </style:style>
    <style:style style:name="P66" style:family="paragraph" style:parent-style-name="body" style:list-style-name="L24">
      <style:text-properties fo:font-size="10pt" style:font-size-asian="10pt" style:font-size-complex="10pt"/>
    </style:style>
    <style:style style:name="P67" style:family="paragraph" style:parent-style-name="body" style:list-style-name="L24">
      <style:text-properties fo:font-size="10pt" style:font-size-asian="10pt" style:font-size-complex="10pt"/>
    </style:style>
    <style:style style:name="P68" style:family="paragraph" style:parent-style-name="body" style:list-style-name="L24">
      <style:text-properties fo:font-size="10pt" style:font-size-asian="10pt" style:font-size-complex="10pt"/>
    </style:style>
    <style:style style:name="P69" style:family="paragraph" style:parent-style-name="body" style:list-style-name="L24">
      <style:text-properties fo:font-size="10pt" style:font-size-asian="10pt" style:font-size-complex="10pt"/>
    </style:style>
    <style:style style:name="P70" style:family="paragraph" style:parent-style-name="body" style:list-style-name="L24">
      <style:text-properties fo:font-size="10pt" style:font-size-asian="10pt" style:font-size-complex="10pt"/>
    </style:style>
    <style:style style:name="P71" style:family="paragraph" style:parent-style-name="body" style:list-style-name="L24">
      <style:text-properties fo:font-size="10pt" style:font-size-asian="10pt" style:font-size-complex="10pt"/>
    </style:style>
    <style:style style:name="P72" style:family="paragraph" style:parent-style-name="body" style:list-style-name="L24">
      <style:text-properties fo:font-size="10pt" style:font-size-asian="10pt" style:font-size-complex="10pt"/>
    </style:style>
    <style:style style:name="P73" style:family="paragraph" style:parent-style-name="body" style:list-style-name="L24">
      <style:text-properties fo:font-size="10pt" style:font-size-asian="10pt" style:font-size-complex="10pt"/>
    </style:style>
    <style:style style:name="P74" style:family="paragraph" style:parent-style-name="listado" style:list-style-name="L3"/>
    <style:style style:name="P75" style:family="paragraph" style:parent-style-name="title3" style:list-style-name="L8"/>
    <style:style style:name="P76" style:family="paragraph" style:parent-style-name="title3" style:list-style-name="L9"/>
    <style:style style:name="P77" style:family="paragraph" style:parent-style-name="title3" style:list-style-name="L11"/>
    <style:style style:name="P78" style:family="paragraph" style:parent-style-name="title3" style:list-style-name="L12"/>
    <style:style style:name="P79" style:family="paragraph" style:parent-style-name="title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0" style:family="paragraph" style:parent-style-name="pietabla">
      <style:text-properties fo:font-weight="bold" style:font-weight-asian="bold" style:font-weight-complex="bold"/>
    </style:style>
    <style:style style:name="P81" style:family="paragraph" style:parent-style-name="code">
      <style:text-properties fo:font-weight="bold" style:font-weight-asian="bold" style:font-weight-complex="bold"/>
    </style:style>
    <style:style style:name="P82" style:family="paragraph" style:parent-style-name="code">
      <style:paragraph-properties fo:margin-left="0cm" fo:margin-right="0cm" fo:margin-top="0cm" fo:margin-bottom="0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style:font-name-asian="Times New Roman" style:font-weight-asian="bold" style:font-name-complex="Times New Roman" style:font-weight-complex="bold"/>
    </style:style>
    <style:style style:name="T13" style:family="text">
      <style:text-properties fo:color="#000000" style:text-underline-style="solid" style:text-underline-width="auto" style:text-underline-color="font-color"/>
    </style:style>
    <style:style style:name="T14" style:family="text">
      <style:text-properties fo:color="#000000" style:text-underline-style="none"/>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text-position="33% 80%"/>
    </style:style>
    <style:style style:name="T20" style:family="text">
      <style:text-properties style:font-name="Times New Roman" style:font-name-asian="Times New Roman" style:font-name-complex="Times New Roman"/>
    </style:style>
    <style:style style:name="T21" style:family="text">
      <style:text-properties style:font-name-asian="Times New Roman" style:font-name-complex="Times New Roman"/>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9">
      <text:list-level-style-number text:level="1" text:style-name="Numbering_20_Symbols" style:num-suffix="." style:num-format="1" text:start-value="2">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10">
      <text:list-level-style-bullet text:level="1" text:style-name="Bullet_20_Symbols" style:num-suffix="." text:bullet-char="•">
        <style:list-level-properties text:list-level-position-and-space-mode="label-width-and-position" text:space-before="0.748cm" text:min-label-width="0.499cm"/>
        <style:text-properties style:font-name="StarSymbol1"/>
      </text:list-level-style-bullet>
      <text:list-level-style-bullet text:level="2" text:style-name="Bullet_20_Symbols" style:num-suffix="." text:bullet-char="•">
        <style:list-level-properties text:list-level-position-and-space-mode="label-width-and-position" text:space-before="1.995cm" text:min-label-width="0.499cm"/>
        <style:text-properties style:font-name="StarSymbol1"/>
      </text:list-level-style-bullet>
      <text:list-level-style-bullet text:level="3" text:style-name="Bullet_20_Symbols" style:num-suffix="." text:bullet-char="•">
        <style:list-level-properties text:list-level-position-and-space-mode="label-width-and-position" text:space-before="3.242cm" text:min-label-width="0.499cm"/>
        <style:text-properties style:font-name="StarSymbol1"/>
      </text:list-level-style-bullet>
      <text:list-level-style-bullet text:level="4" text:style-name="Bullet_20_Symbols" style:num-suffix="." text:bullet-char="•">
        <style:list-level-properties text:list-level-position-and-space-mode="label-width-and-position" text:space-before="4.489cm" text:min-label-width="0.499cm"/>
        <style:text-properties style:font-name="StarSymbol1"/>
      </text:list-level-style-bullet>
      <text:list-level-style-bullet text:level="5" text:style-name="Bullet_20_Symbols" style:num-suffix="." text:bullet-char="•">
        <style:list-level-properties text:list-level-position-and-space-mode="label-width-and-position" text:space-before="5.736cm" text:min-label-width="0.499cm"/>
        <style:text-properties style:font-name="StarSymbol1"/>
      </text:list-level-style-bullet>
      <text:list-level-style-bullet text:level="6" text:style-name="Bullet_20_Symbols" style:num-suffix="." text:bullet-char="•">
        <style:list-level-properties text:list-level-position-and-space-mode="label-width-and-position" text:space-before="6.983cm" text:min-label-width="0.499cm"/>
        <style:text-properties style:font-name="StarSymbol1"/>
      </text:list-level-style-bullet>
      <text:list-level-style-bullet text:level="7" text:style-name="Bullet_20_Symbols" style:num-suffix="." text:bullet-char="•">
        <style:list-level-properties text:list-level-position-and-space-mode="label-width-and-position" text:space-before="8.23cm" text:min-label-width="0.499cm"/>
        <style:text-properties style:font-name="StarSymbol1"/>
      </text:list-level-style-bullet>
      <text:list-level-style-bullet text:level="8" text:style-name="Bullet_20_Symbols" style:num-suffix="." text:bullet-char="•">
        <style:list-level-properties text:list-level-position-and-space-mode="label-width-and-position" text:space-before="9.478cm" text:min-label-width="0.499cm"/>
        <style:text-properties style:font-name="StarSymbol1"/>
      </text:list-level-style-bullet>
      <text:list-level-style-bullet text:level="9" text:style-name="Bullet_20_Symbols" style:num-suffix="." text:bullet-char="•">
        <style:list-level-properties text:list-level-position-and-space-mode="label-width-and-position" text:space-before="10.725cm" text:min-label-width="0.499cm"/>
        <style:text-properties style:font-name="StarSymbol1"/>
      </text:list-level-style-bullet>
      <text:list-level-style-bullet text:level="10" text:style-name="Bullet_20_Symbols" style:num-suffix="." text:bullet-char="•">
        <style:list-level-properties text:list-level-position-and-space-mode="label-width-and-position" text:space-before="11.972cm" text:min-label-width="0.499cm"/>
        <style:text-properties style:font-name="StarSymbol1"/>
      </text:list-level-style-bullet>
    </text:list-style>
    <text:list-style style:name="L11">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12">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13">
      <text:list-level-style-number text:level="1" text:style-name="Numbering_20_Symbols" style:num-suffix="." style:num-format="1" text:start-value="4">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4">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7">
      <text:list-level-style-number text:level="1" text:style-name="Numbering_20_Symbols" style:num-suffix="." style:num-format="1" text:start-value="5">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8">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19">
      <text:list-level-style-number text:level="1" text:style-name="Numbering_20_Symbols" style:num-suffix="." style:num-format="1" text:start-value="6">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0">
      <text:list-level-style-bullet text:level="1" text:style-name="Bullet_20_Symbols" style:num-suffix="." text:bullet-char="•">
        <style:list-level-properties text:list-level-position-and-space-mode="label-width-and-position" text:space-before="0.748cm" text:min-label-width="0.499cm"/>
        <style:text-properties style:font-name="StarSymbol1"/>
      </text:list-level-style-bullet>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21">
      <text:list-level-style-number text:level="1" text:style-name="Numbering_20_Symbols" style:num-suffix="." style:num-format="1" text:start-value="7">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2">
      <text:list-level-style-number text:level="1" text:style-name="Numbering_20_Symbols" style:num-suffix="." style:num-format="1" text:start-value="8">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4">
      <text:list-level-style-number text:level="1" style:num-prefix="[" style:num-suffix="]" style:num-format="1">
        <style:list-level-properties text:list-level-position-and-space-mode="label-alignment">
          <style: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4"/>
      <text:p text:style-name="P6">Integrantes del grupo</text:p>
      <text:p text:style-name="P7">Germán Hüttemann</text:p>
      <text:p text:style-name="P7">Fernando Mancía</text:p>
      <text:p text:style-name="P7">Cristhian Parra</text:p>
      <text:p text:style-name="P12">Marcelo Rodas</text:p>
      <text:p text:style-name="P8"/>
      <text:p text:style-name="title">1. Subsistema</text:p>
      <text:p text:style-name="body">Sistemas de archivos Ext3 para archivos del Sistema Operativo Linux.</text:p>
      <text:p text:style-name="Standard"/>
      <text:p text:style-name="title">2. Medidas</text:p>
      <text:p text:style-name="Standard"/>
      <text:p text:style-name="title2">2.1. Descripción de Métricas medibles</text:p>
      <text:p text:style-name="P34"/>
      <text:p text:style-name="P49"><text:span text:style-name="Strong_20_Emphasis"/></text:p>
      <text:p text:style-name="P57"><text:span text:style-name="Strong_20_Emphasis"><text:span text:style-name="T2">Se ha optado en este trabajo, por un conjunto de métricas sencillas de medir, y que al mismo tiempo influyan de manera significativa en las operaciones más importantes del sistema de archivos.</text:span></text:span></text:p>
      <text:p text:style-name="P57"><text:span text:style-name="Strong_20_Emphasis"><text:span text:style-name="T2"/></text:span></text:p>
      <text:p text:style-name="body">A continuación se mencionan las métricas que efectivamente proponemos para la evaluación del sistema seleccionado según el criterio mencionado más arriba:</text:p>
      <text:list text:style-name="L1">
        <text:list-item>
          <text:p text:style-name="P25"><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25"><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25"><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25"><text:span text:style-name="T1">Latencia de creación y borrado de directorio:</text:span> Consiste en el tiempo que se tarda en realizar la creación y borrado de un directorio.</text:p>
        </text:list-item>
        <text:list-item>
          <text:p text:style-name="P25"><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9"/>
      <text:p text:style-name="title2">2.2. Métricas para la evaluación del sistema</text:p>
      <text:p text:style-name="title2"><text:span text:style-name="Strong_20_Emphasis"><text:span text:style-name="T2"/></text:span></text:p>
      <text:list text:style-name="L2">
        <text:list-item>
          <text:p><text:bookmark text:name="Métricas_para_la_evaluación_del_sistema1"/><text:span text:style-name="Strong_20_Emphasis">BLs:</text:span> Cantidad de bytes leídos por segundo. </text:p>
        </text:list-item>
        <text:list-item>
          <text:p><text:bookmark text:name="Métricas_para_la_evaluación_del_sistema2"/><text:span text:style-name="Strong_20_Emphasis">BEs:</text:span> Cantidad de bytes escritos por segundo. </text:p>
        </text:list-item>
        <text:list-item>
          <text:p><text:bookmark text:name="Métricas_para_la_evaluación_del_sistema3"/><text:span text:style-name="Strong_20_Emphasis">LL:</text:span> Latencia de lectura. </text:p>
        </text:list-item>
        <text:list-item>
          <text:p><text:bookmark text:name="Métricas_para_la_evaluación_del_sistema4"/><text:span text:style-name="Strong_20_Emphasis">LE:</text:span> Latencia de escritura. </text:p>
        </text:list-item>
        <text:list-item>
          <text:p><text:bookmark text:name="Métricas_para_la_evaluación_del_sistema5"/><text:span text:style-name="Strong_20_Emphasis">tCD:</text:span> Tiempo de creación de directorios. </text:p>
        </text:list-item>
        <text:list-item>
          <text:p><text:bookmark text:name="Métricas_para_la_evaluación_del_sistema6"/><text:span text:style-name="Strong_20_Emphasis">tBD:</text:span> Tiempo de borrado de directorios.</text:p>
        </text:list-item>
        <text:list-item>
          <text:p text:style-name="P51"><text:span text:style-name="Strong_20_Emphasis">PF:</text:span> <text:span text:style-name="T2">Porcentaje de fragmentación del sistema de archivos. </text:span></text:p>
        </text:list-item>
      </text:list>
      <text:p text:style-name="P50"><text:soft-page-break/></text:p>
      <text:p text:style-name="title2">2.3. Monitorización de Métricas</text:p>
      <text:p text:style-name="P10"/>
      <text:p text:style-name="body">Todas las métricas propuestas fueron monitoreadas por el propio benchmark. Para las métricas 1 y 2, lo que se realizó fue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ones de lectura, escritura, creación de directorios y borrado de directorio respectivamente, luego se divide el tiempo calculado por la cantidad de operaciones correspondientes (o sea, se prácticamente se promedia la latencia de una operación).</text:p>
      <text:p text:style-name="body"/>
      <text:p text:style-name="body">En cuanto a la séptima métrica, encontramos que datos de fragmentación podrían ser obtenidos con los comandos e2fsck, fsck, sin embargo, finalmente optamos por implementar nuestra propia lógica de cálculo de la fragmentación</text:p>
      <text:p text:style-name="Standard"/>
      <text:p text:style-name="title">3. Parámetros</text:p>
      <text:p text:style-name="body"/>
      <text:p text:style-name="body">El sistema de archivos Ext3, es una extensión sistema Ext2, al cual agrega las siguientes características: </text:p>
      <text:list text:style-name="L3">
        <text:list-item>
          <text:p text:style-name="P74">Un sistema de Journaling. </text:p>
        </text:list-item>
        <text:list-item>
          <text:p text:style-name="P74">Crecimiento en line del sistema. </text:p>
        </text:list-item>
        <text:list-item>
          <text:p text:style-name="P74">Una versión especializada de BTrees para el manejo de directorios grandes, conocido como HTree.</text:p>
        </text:list-item>
      </text:list>
      <text:p text:style-name="P9"/>
      <text:p text:style-name="body">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title2"><text:span text:style-name="T3">3.1. </text:span>Parámetros generales</text:p>
      <text:p text:style-name="Standard"/>
      <text:p text:style-name="title3">Tamaño del bloque</text:p>
      <text:list text:style-name="L4">
        <text:list-item>
          <text:p text:style-name="P26"><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26"><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26">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26">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26"><text:span text:style-name="T1">Carga:</text:span> La carga asociada a la prueba que determine la influencia de este parámetro debe ser una carga, fundamentalmente, de un alto porcentaje de lecturas, que nos permitan observar <text:soft-page-break/>como evoluciona el sistema cuando se consultan archivos grandes y se deben utilizar los bloques de indirección.</text:p>
        </text:list-item>
        <text:list-item>
          <text:p text:style-name="P26"><text:span text:style-name="T1">Valores: </text:span>El tamaño de bloques, junto con las limitaciones que este impone sobre el tamaño máximo de archivos y del filesystem se presentan en la siguiente tabla:</text:p>
        </text:list-item>
      </text:list>
      <text:p text:style-name="P36"/>
      <table:table table:name="Tabla1" table:style-name="Tabla1">
        <table:table-column table:style-name="Tabla1.A"/>
        <table:table-column table:style-name="Tabla1.B"/>
        <table:table-column table:style-name="Tabla1.C"/>
        <table:table-row>
          <table:table-cell table:style-name="Tabla1.A1" office:value-type="string">
            <text:p text:style-name="P13">Tamaño de Bloque</text:p>
          </table:table-cell>
          <table:table-cell table:style-name="Tabla1.A1" office:value-type="string">
            <text:p text:style-name="P13">Máximo Tamaño de Archivo</text:p>
          </table:table-cell>
          <table:table-cell table:style-name="Tabla1.C1" office:value-type="string">
            <text:p text:style-name="P13">Máximo tamaño del filesystem</text:p>
          </table:table-cell>
        </table:table-row>
        <table:table-row>
          <table:table-cell table:style-name="Tabla1.A2" office:value-type="string">
            <text:p text:style-name="P58">1 KB</text:p>
          </table:table-cell>
          <table:table-cell table:style-name="Tabla1.A2" office:value-type="string">
            <text:p text:style-name="P58">16 GB</text:p>
          </table:table-cell>
          <table:table-cell table:style-name="Tabla1.C2" office:value-type="string">
            <text:p text:style-name="P58">2 TB</text:p>
          </table:table-cell>
        </table:table-row>
        <table:table-row>
          <table:table-cell table:style-name="Tabla1.A2" office:value-type="string">
            <text:p text:style-name="P58">2 KB</text:p>
          </table:table-cell>
          <table:table-cell table:style-name="Tabla1.A2" office:value-type="string">
            <text:p text:style-name="P58">256 GB</text:p>
          </table:table-cell>
          <table:table-cell table:style-name="Tabla1.C2" office:value-type="string">
            <text:p text:style-name="P58">8 TB</text:p>
          </table:table-cell>
        </table:table-row>
        <table:table-row>
          <table:table-cell table:style-name="Tabla1.A2" office:value-type="string">
            <text:p text:style-name="P58">4 KB</text:p>
          </table:table-cell>
          <table:table-cell table:style-name="Tabla1.A2" office:value-type="string">
            <text:p text:style-name="P58">2 TB</text:p>
          </table:table-cell>
          <table:table-cell table:style-name="Tabla1.C2" office:value-type="string">
            <text:p text:style-name="P58">16 TB</text:p>
          </table:table-cell>
        </table:table-row>
        <table:table-row>
          <table:table-cell table:style-name="Tabla1.A2" office:value-type="string">
            <text:p text:style-name="P58">8 KB*</text:p>
          </table:table-cell>
          <table:table-cell table:style-name="Tabla1.A2" office:value-type="string">
            <text:p text:style-name="P58">2 TB</text:p>
          </table:table-cell>
          <table:table-cell table:style-name="Tabla1.C2" office:value-type="string">
            <text:p text:style-name="P58">32 TB</text:p>
          </table:table-cell>
        </table:table-row>
      </table:table>
      <text:p text:style-name="pietabla">Tabla 1. <text:span text:style-name="T2">Tamaños posibles de Bloque para sistemas de archivos ext3</text:span></text:p>
      <text:p text:style-name="Standard"><text:tab/>*Este último caso solo es posible para arquitecturas que soporten páginas de 8 KB. <text:tab/>Probaremos los tres primeros valores. </text:p>
      <text:p text:style-name="Standard"/>
      <text:p text:style-name="title2"><text:span text:style-name="T3">3.2. </text:span>Parámetros específicos de Ext3</text:p>
      <text:p text:style-name="Standard"/>
      <text:p text:style-name="title3">Nivel de journaling</text:p>
      <text:list text:style-name="L5">
        <text:list-item>
          <text:p text:style-name="P27"><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27">De esta manera, el sistema se vuelve menos propenso a volverse corrupto cuando hay alguna <text:s/>falla de alimentación, o el sistema se cuelga por algún motivo.</text:p>
        </text:list-item>
        <text:list-item>
          <text:p text:style-name="P27"><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27"><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29"><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29"><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29"><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30">No se habla de la posibilidad de desactivar completamente el Journal porque en ese caso estaríamos bajando a la versión del sistema de archivos Ext2.</text:p>
        </text:list-item>
        <text:list-item>
          <text:p text:style-name="P29"><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9"/>
      <text:p text:style-name="title3">Sync Interval</text:p>
      <text:list text:style-name="L6">
        <text:list-item>
          <text:p text:style-name="P28"><text:span text:style-name="T1">Descripción:</text:span> Se refiere al intervalo de tiempo entre cada sincronización del journal con los archivos reales. Se puede cambiar al montar el sistema de archivos utilizando -o <text:soft-page-break/>commit=Nsec </text:p>
        </text:list-item>
        <text:list-item>
          <text:p text:style-name="P28"><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28"><text:span text:style-name="T1">Valores:</text:span> El valor por defecto es 5 segundos. Variaremos el parámetro con los valores 5 y 10, para ver su influencia.</text:p>
        </text:list-item>
        <text:list-item>
          <text:p text:style-name="P28"><text:span text:style-name="T1">Carga:</text:span> Alto porcentaje de escrituras sobre el filesystem.</text:p>
        </text:list-item>
      </text:list>
      <text:p text:style-name="Standard"/>
      <text:p text:style-name="P11">Eliminar la actualización del access time para los archivos</text:p>
      <text:list text:style-name="L7">
        <text:list-item>
          <text:p text:style-name="P38"><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40">/dev/hda1 / ext3 defaults, errors=remount-ro, <text:span text:style-name="T10">noatime</text:span>, auto, rw, dev, exec, suid, nouser, data=writeback 0 1</text:p>
        </text:list-item>
        <text:list-item>
          <text:p text:style-name="P38"><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39">Valores:<text:span text:style-name="T3"> <text:s/>Activado/desactivado. Realizaremos pruebas con ambas configuraciones. </text:span></text:p>
        </text:list-item>
        <text:list-item>
          <text:p text:style-name="P38"><text:span text:style-name="T13">Carga:</text:span><text:span text:style-name="T14"> Alto porcentaje de lecturas sobre el filesystem.</text:span></text:p>
        </text:list-item>
      </text:list>
      <text:p text:style-name="Standard"/>
      <text:p text:style-name="title2"><text:bookmark text:name="Parámetros_a_variar21"/>3.3. <text:span text:style-name="T3">Descripción de Parámetros para las Pruebas</text:span></text:p>
      <text:p text:style-name="P5"/>
      <text:list text:style-name="L8">
        <text:list-item>
          <text:p text:style-name="P75"><text:bookmark text:name="Parámetros_a_variar1"/><text:span text:style-name="Strong_20_Emphasis">Tamaño del Bloque (pTB):</text:span> </text:p>
        </text:list-item>
      </text:list>
      <text:p text:style-name="P21"><text:bookmark text:name="Parámetros_a_variar2"/>Tiene influencia fundamentalmente en las lecturas. Cómo no se puede variar online, se probará con el valor máximo (4Kb) y con el valor mínimo (1Kb). </text:p>
      <text:list text:style-name="L9">
        <text:list-item>
          <text:p text:style-name="P76"><text:bookmark text:name="Parámetros_a_variar3"/><text:span text:style-name="Strong_20_Emphasis">Nivel de journaling (pNJ):</text:span> </text:p>
        </text:list-item>
      </text:list>
      <text:p text:style-name="P22"><text:bookmark text:name="Parámetros_a_variar4"/>Influye sobre todo en las escrituras. Se trata del nivel con el que las transacciones del filesystem serán protegidas para la recuperación, a través del archivo de journal. </text:p>
      <text:p text:style-name="P20"><text:bookmark text:name="Parámetros_a_variar9"/>Se probarán dos modos: </text:p>
      <text:list text:style-name="L10">
        <text:list-item>
          <text:p text:style-name="P52"><text:bookmark text:name="Parámetros_a_variar10"/>El modo por defecto (ordered) </text:p>
        </text:list-item>
        <text:list-item>
          <text:p text:style-name="P46"><text:bookmark text:name="Parámetros_a_variar11"/>El modo optimizado (writeback) </text:p>
        </text:list-item>
      </text:list>
      <text:p text:style-name="P17"><text:tab/>Para cambiar este parámetro, se necesita remontar el sistema de archivos: </text:p>
      <text:p text:style-name="P17"><text:tab/><text:tab/># mount -t ext3 -o data=&lt;modo&gt; /dev/sda3 /vol01 </text:p>
      <text:p text:style-name="P17"><text:tab/>También se puede cambiar el tipo de montaje por defecto:</text:p>
      <text:p text:style-name="P15"><text:tab/><text:tab/># tune2fs -O has_journal -o journal_data /dev/hdXY</text:p>
      <text:list text:style-name="L11">
        <text:list-item>
          <text:p text:style-name="P77"><text:bookmark text:name="Parámetros_a_variar13"/><text:span text:style-name="Strong_20_Emphasis">Sync Interval (pSI):</text:span> </text:p>
        </text:list-item>
      </text:list>
      <text:p text:style-name="P23"><text:bookmark text:name="Parámetros_a_variar14"/>Intervalo de tiempo entre cada sincronización del journal con los archivos reales. Se puede cambiar al montar el sistema de archivos utilizando -o commit=Nsec. </text:p>
      <text:p text:style-name="P22"><text:bookmark text:name="Parámetros_a_variar16"/><text:bookmark text:name="Parámetros_a_variar15"/>A mayores valores de tiempo, se mejora el rendimiento porque se reduce la sobrecarga de operaciones del sistema de archivos, sin embargo, se pierde en confiabilidad ante fallos del sistema. Influye en operaciones de escritura. </text:p>
      <text:p text:style-name="P18"><text:bookmark text:name="Parámetros_a_variar17"/><text:tab/>Al montar: </text:p>
      <text:p text:style-name="P16"><text:tab/><text:tab/># mount -t ext3 -o commit=Nsec /dev/sda2 /vol02</text:p>
      <text:list text:style-name="L12">
        <text:list-item>
          <text:p text:style-name="P78"><text:bookmark text:name="Parámetros_a_variar18"/><text:span text:style-name="Strong_20_Emphasis">Eliminar la actualización del access time (pAT):</text:span> </text:p>
        </text:list-item>
      </text:list>
      <text:p text:style-name="P21"><text:bookmark text:name="Parámetros_a_variar19"/>Influye en lecturas. Consiste en la actualización de este atributo ante cada acceso al archivo. </text:p>
      <text:p text:style-name="P19"><text:soft-page-break/><text:tab/>Se puede manipular editando /etc/fstab con lo siguiente: </text:p>
      <text:p text:style-name="P19"><text:tab/><text:tab/>/dev/hda1 / ext3 defaults, errors=remount-ro, noatime, auto, rw, dev, <text:tab/><text:tab/>exec, suid, nouser, data=writeback 0 1</text:p>
      <text:p text:style-name="P19"><text:tab/>O al montar: </text:p>
      <text:p text:style-name="P60"><text:tab/><text:tab/>mount -t ext3 -o noatime /dev/sda2 /vol02</text:p>
      <text:list text:style-name="L13">
        <text:list-header>
          <text:p/>
        </text:list-header>
      </text:list>
      <text:p text:style-name="title"><text:bookmark text:name="Operaciones_Básicas"/>4. Operaciones Básicas</text:p>
      <text:p text:style-name="P61"/>
      <text:p text:style-name="body"><text:span text:style-name="T8">Todo el sistema se sostiene sobre las siguientes operaciones primitivas sobre el sistema de archivos. </text:span><text:s/>De esta manera, el sistema permanece bien modularizado y eso lo suficientemente extensible como para generar nuevas versiones con mayor cantidad de pruebas. </text:p>
      <text:p text:style-name="body"/>
      <text:list text:style-name="L14">
        <text:list-item>
          <text:p text:style-name="P53"><text:bookmark text:name="Operaciones_Básicas2"/>Crear Archivo. <text:span text:style-name="Strong_20_Emphasis">(CA)</text:span></text:p>
        </text:list-item>
        <text:list-item>
          <text:p text:style-name="P53"><text:bookmark text:name="Operaciones_Básicas3"/>Leer Archivo. <text:span text:style-name="Strong_20_Emphasis">(LA)</text:span></text:p>
        </text:list-item>
      </text:list>
      <text:list text:style-name="L15">
        <text:list-item>
          <text:list>
            <text:list-item>
              <text:p text:style-name="P54"><text:bookmark text:name="Operaciones_Básicas4"/>Secuencialmente. </text:p>
            </text:list-item>
            <text:list-item>
              <text:p text:style-name="P54"><text:bookmark text:name="Operaciones_Básicas5"/>Aleatoriamente. </text:p>
            </text:list-item>
          </text:list>
        </text:list-item>
      </text:list>
      <text:list text:style-name="L14" text:continue-numbering="true">
        <text:list-item>
          <text:p text:style-name="P53"><text:bookmark text:name="Operaciones_Básicas6"/>Escribir Archivo. <text:span text:style-name="Strong_20_Emphasis">(EA)</text:span></text:p>
        </text:list-item>
      </text:list>
      <text:list text:style-name="L16">
        <text:list-item>
          <text:list>
            <text:list-item>
              <text:p text:style-name="P55"><text:bookmark text:name="Operaciones_Básicas7"/>Secuencialmente. </text:p>
            </text:list-item>
            <text:list-item>
              <text:p text:style-name="P55"><text:bookmark text:name="Operaciones_Básicas8"/>Aleatoriamente. </text:p>
            </text:list-item>
          </text:list>
        </text:list-item>
      </text:list>
      <text:list text:style-name="L14" text:continue-numbering="true">
        <text:list-item>
          <text:p text:style-name="P53"><text:bookmark text:name="Operaciones_Básicas9"/>Borrar Archivo. <text:span text:style-name="Strong_20_Emphasis">(BA)</text:span></text:p>
        </text:list-item>
        <text:list-item>
          <text:p text:style-name="P53"><text:bookmark text:name="Operaciones_Básicas10"/>Crear Directorio. <text:span text:style-name="Strong_20_Emphasis">(CD)</text:span></text:p>
        </text:list-item>
        <text:list-item>
          <text:p text:style-name="P47"><text:bookmark text:name="Operaciones_Básicas11"/>Borrar Directorio. <text:span text:style-name="Strong_20_Emphasis">(BD)</text:span></text:p>
        </text:list-item>
      </text:list>
      <text:p text:style-name="Quotations"><text:bookmark text:name="Operaciones_Básicas12"/><text:span text:style-name="Strong_20_Emphasis"><text:span text:style-name="T15">Obs:</text:span></text:span> Todas las operaciones básicas, deben ser implementadas en <text:span text:style-name="Strong_20_Emphasis"><text:span text:style-name="T15">primitivas.c</text:span></text:span> </text:p>
      <text:p text:style-name="title">5. Operaciones de stress sobre el sistema de Archivos.</text:p>
      <text:p text:style-name="Standard"/>
      <text:p text:style-name="body">En base a las operaciones básicas, y teniendo en cuenta las métricas que deseamos medir, se realizó un plan de pruebas que pudiera poner bajo stress al sistema, de manera tal a sacar de cada conjunto de operaciones, las medidas adecuadas sobre las métricas de la forma más exacta posible. A partir de esto, se configuró el siguiente plan de prueba, el cual finalmente se ejecutó sobre el filesystem de prueba. </text:p>
      <text:list text:style-name="L18">
        <text:list-item>
          <text:p text:style-name="P56"><text:bookmark text:name="Operaciones_considerando_las_cargas_(OPCx)1"/><text:span text:style-name="Strong_20_Emphasis">c1000A:</text:span> Crear 1000 archivos para pruebas de re-lectura. </text:p>
        </text:list-item>
        <text:list-item>
          <text:p text:style-name="P56"><text:bookmark text:name="Operaciones_considerando_las_cargas_(OPCx)2"/><text:span text:style-name="Strong_20_Emphasis">l1000A:</text:span> Leer secuencialmente los 1000 archivos creados. </text:p>
        </text:list-item>
        <text:list-item>
          <text:p text:style-name="P56"><text:bookmark text:name="Operaciones_considerando_las_cargas_(OPCx)3"/><text:span text:style-name="Strong_20_Emphasis">rl1000A:</text:span> Releer secuencialmente los 1000 archivos creados. </text:p>
        </text:list-item>
        <text:list-item>
          <text:p text:style-name="P56"><text:bookmark text:name="Operaciones_considerando_las_cargas_(OPCx)4"/><text:span text:style-name="Strong_20_Emphasis">c2000A2m:</text:span> Crear 2000 archivos de 2 MB para accesos secuenciales y escrituras </text:p>
        </text:list-item>
        <text:list-item>
          <text:p text:style-name="P56"><text:bookmark text:name="Operaciones_considerando_las_cargas_(OPCx)5"/><text:span text:style-name="Strong_20_Emphasis">re2000A2m:</text:span> Reescribir aleatoriamente en los 2000 archivos. </text:p>
        </text:list-item>
        <text:list-item>
          <text:p text:style-name="P56"><text:bookmark text:name="Operaciones_considerando_las_cargas_(OPCx)6"/><text:span text:style-name="Strong_20_Emphasis">lNSeq:</text:span> Leer los N archivos creados anteriormente, de forma secuencial. </text:p>
        </text:list-item>
        <text:list-item>
          <text:p text:style-name="P56"><text:bookmark text:name="Operaciones_considerando_las_cargas_(OPCx)7"/><text:span text:style-name="Strong_20_Emphasis">lNAleat:</text:span> Leer los N archivos creados anteriormente, de forma aleatoria. </text:p>
        </text:list-item>
        <text:list-item>
          <text:p text:style-name="P56"><text:bookmark text:name="Operaciones_considerando_las_cargas_(OPCx)8"/><text:span text:style-name="Strong_20_Emphasis">cNDirs:</text:span> Crear 100000 directorios. </text:p>
        </text:list-item>
        <text:list-item>
          <text:p text:style-name="P56"><text:bookmark text:name="Operaciones_considerando_las_cargas_(OPCx)9"/><text:span text:style-name="Strong_20_Emphasis">bNDirs:</text:span> Borrar los <text:span text:style-name="T1">10000</text:span> directorios. </text:p>
        </text:list-item>
        <text:list-item>
          <text:p text:style-name="P56"><text:bookmark text:name="Operaciones_considerando_las_cargas_(OPCx)10"/><text:span text:style-name="Strong_20_Emphasis">c1000Avac:</text:span> Crear 1000 archivos vacíos.<text:span text:style-name="T19">1</text:span> </text:p>
        </text:list-item>
        <text:list-item>
          <text:p text:style-name="P56"><text:bookmark text:name="Operaciones_considerando_las_cargas_(OPCx)11"/><text:span text:style-name="Strong_20_Emphasis">e1000A600b:</text:span> Escribir 600 bytes en cada archivo (repetir 1000 veces).<text:span text:style-name="T19">1</text:span> </text:p>
        </text:list-item>
        <text:list-item>
          <text:p text:style-name="P56"><text:bookmark text:name="Operaciones_considerando_las_cargas_(OPCx)12"/><text:span text:style-name="Strong_20_Emphasis">t1000Amitad:</text:span> Truncar cada archivo a la mitad de su longitud.<text:span text:style-name="T19">1</text:span> </text:p>
        </text:list-item>
        <text:list-item>
          <text:p text:style-name="P48"><text:bookmark text:name="Operaciones_considerando_las_cargas_(OPCx)13"/><text:span text:style-name="Strong_20_Emphasis">a1000A600b:</text:span> Agregar 600 bytes en cada archivo (repetir 1000 veces).<text:span text:style-name="T19">1</text:span> </text:p>
        </text:list-item>
      </text:list>
      <text:p text:style-name="Quotations"><text:bookmark text:name="Operaciones_considerando_las_cargas_(OPCx)14"/><text:span text:style-name="T19">1</text:span> Esta operación se realizará aparte exclusivamente para medir la fragmentación. </text:p>
      <text:p text:style-name="Quotations"><text:bookmark text:name="Operaciones_considerando_las_cargas_(OPCx)15"/><text:span text:style-name="Strong_20_Emphasis"><text:span text:style-name="T15">Observación: </text:span></text:span>Los códigos asociados a cada uno de los elementos de más arriba, fueron asignados para su fácil asociación en los cuadros y explicaciones posteriores. </text:p>
      <text:p text:style-name="title"><text:soft-page-break/>6. Relaciones de las operaciones con las Métricas y Parámetros</text:p>
      <text:list text:style-name="L19">
        <text:list-header>
          <text:p text:style-name="P31"/>
        </text:list-header>
      </text:list>
      <text:p text:style-name="body"><text:bookmark text:name="Relaciones_de_las_operaciones_con_las_Métricas_y_Parámetros1"/>La siguiente tabla resume todas nuestras operaciones, y su relación con los parámetros y métricas que se midieron.</text:p>
      <text:p text:style-name="body"/>
      <text:p text:style-name="body"><text:bookmark text:name="Relaciones_de_las_operaciones_con_las_Métricas_y_Parámetros2"/>También se aclara, por cada Operación, a que grupo de de operaciones implementadas corresponde (Mix de Impl.). Estos grupos, constituyen una clasificación de operaciones orientadas a poner bajo stress cierto conjunto de métricas con mayor énfasis. </text:p>
      <text:p text:style-name="body"/>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4"><text:span text:style-name="Strong_20_Emphasis">Operaciones</text:span> </text:p>
          </table:table-cell>
          <table:table-cell table:style-name="Tabla2.A1" office:value-type="string">
            <text:p text:style-name="P14"><text:span text:style-name="Strong_20_Emphasis">Operaciones Básicas</text:span> </text:p>
          </table:table-cell>
          <table:table-cell table:style-name="Tabla2.A1" office:value-type="string">
            <text:p text:style-name="P14"><text:span text:style-name="Strong_20_Emphasis">Métricas</text:span> </text:p>
          </table:table-cell>
          <table:table-cell table:style-name="Tabla2.A1" office:value-type="string">
            <text:p text:style-name="P14"><text:span text:style-name="Strong_20_Emphasis">Parámetros</text:span> </text:p>
          </table:table-cell>
          <table:table-cell table:style-name="Tabla2.A1" office:value-type="string">
            <text:p text:style-name="P14"><text:span text:style-name="Strong_20_Emphasis">Mix de Impl.</text:span> </text:p>
          </table:table-cell>
        </table:table-row>
        <table:table-row>
          <table:table-cell table:style-name="Tabla2.A1" office:value-type="string">
            <text:p text:style-name="P14">c1000A </text:p>
          </table:table-cell>
          <table:table-cell table:style-name="Tabla2.A1" office:value-type="string">
            <text:p text:style-name="P14">CA, EA </text:p>
          </table:table-cell>
          <table:table-cell table:style-name="Tabla2.A1" office:value-type="string">
            <text:p text:style-name="P14">BEs, LE </text:p>
          </table:table-cell>
          <table:table-cell table:style-name="Tabla2.A1" office:value-type="string">
            <text:p text:style-name="P14">pTB, pNJ, pSI </text:p>
          </table:table-cell>
          <table:table-cell table:style-name="Tabla2.A1" office:value-type="string">
            <text:p text:style-name="P14">mLect </text:p>
          </table:table-cell>
        </table:table-row>
        <table:table-row>
          <table:table-cell table:style-name="Tabla2.A1" office:value-type="string">
            <text:p text:style-name="P14">l1000A </text:p>
          </table:table-cell>
          <table:table-cell table:style-name="Tabla2.A1" office:value-type="string">
            <text:p text:style-name="P14">LA (S) </text:p>
          </table:table-cell>
          <table:table-cell table:style-name="Tabla2.A1" office:value-type="string">
            <text:p text:style-name="P14">BLs, LL </text:p>
          </table:table-cell>
          <table:table-cell table:style-name="Tabla2.A1" office:value-type="string">
            <text:p text:style-name="P14">pTB, pAT </text:p>
          </table:table-cell>
          <table:table-cell table:style-name="Tabla2.A1" office:value-type="string">
            <text:p text:style-name="P14">mLect </text:p>
          </table:table-cell>
        </table:table-row>
        <table:table-row>
          <table:table-cell table:style-name="Tabla2.A1" office:value-type="string">
            <text:p text:style-name="P14">rl1000A </text:p>
          </table:table-cell>
          <table:table-cell table:style-name="Tabla2.A1" office:value-type="string">
            <text:p text:style-name="P14">LA (S) </text:p>
          </table:table-cell>
          <table:table-cell table:style-name="Tabla2.A1" office:value-type="string">
            <text:p text:style-name="P14">BLs, LL </text:p>
          </table:table-cell>
          <table:table-cell table:style-name="Tabla2.A1" office:value-type="string">
            <text:p text:style-name="P14">pTB, pAT </text:p>
          </table:table-cell>
          <table:table-cell table:style-name="Tabla2.A1" office:value-type="string">
            <text:p text:style-name="P14">mLect </text:p>
          </table:table-cell>
        </table:table-row>
        <table:table-row>
          <table:table-cell table:style-name="Tabla2.A1" office:value-type="string">
            <text:p text:style-name="P14">c2000A2m </text:p>
          </table:table-cell>
          <table:table-cell table:style-name="Tabla2.A1" office:value-type="string">
            <text:p text:style-name="P14">CA, EA </text:p>
          </table:table-cell>
          <table:table-cell table:style-name="Tabla2.A1" office:value-type="string">
            <text:p text:style-name="P14">BEs, LE </text:p>
          </table:table-cell>
          <table:table-cell table:style-name="Tabla2.A1" office:value-type="string">
            <text:p text:style-name="P14">pTB, pNJ, pSI </text:p>
          </table:table-cell>
          <table:table-cell table:style-name="Tabla2.A1" office:value-type="string">
            <text:p text:style-name="P14">mEscr </text:p>
          </table:table-cell>
        </table:table-row>
        <table:table-row>
          <table:table-cell table:style-name="Tabla2.A1" office:value-type="string">
            <text:p text:style-name="P14">re2000A2m </text:p>
          </table:table-cell>
          <table:table-cell table:style-name="Tabla2.A1" office:value-type="string">
            <text:p text:style-name="P14">EA (A) </text:p>
          </table:table-cell>
          <table:table-cell table:style-name="Tabla2.A1" office:value-type="string">
            <text:p text:style-name="P14">BEs, LE </text:p>
          </table:table-cell>
          <table:table-cell table:style-name="Tabla2.A1" office:value-type="string">
            <text:p text:style-name="P14">pTB, pNJ, pSI </text:p>
          </table:table-cell>
          <table:table-cell table:style-name="Tabla2.A1" office:value-type="string">
            <text:p text:style-name="P14">mEscr </text:p>
          </table:table-cell>
        </table:table-row>
        <table:table-row>
          <table:table-cell table:style-name="Tabla2.A1" office:value-type="string">
            <text:p text:style-name="P14">lNSeq </text:p>
          </table:table-cell>
          <table:table-cell table:style-name="Tabla2.A1" office:value-type="string">
            <text:p text:style-name="P14">LA (S) </text:p>
          </table:table-cell>
          <table:table-cell table:style-name="Tabla2.A1" office:value-type="string">
            <text:p text:style-name="P14">BLs, LL </text:p>
          </table:table-cell>
          <table:table-cell table:style-name="Tabla2.A1" office:value-type="string">
            <text:p text:style-name="P14">pTB, pAT </text:p>
          </table:table-cell>
          <table:table-cell table:style-name="Tabla2.A1" office:value-type="string">
            <text:p text:style-name="P14">mLect2</text:p>
          </table:table-cell>
        </table:table-row>
        <table:table-row>
          <table:table-cell table:style-name="Tabla2.A1" office:value-type="string">
            <text:p text:style-name="P14">lNAleat </text:p>
          </table:table-cell>
          <table:table-cell table:style-name="Tabla2.A1" office:value-type="string">
            <text:p text:style-name="P14">LA (A) </text:p>
          </table:table-cell>
          <table:table-cell table:style-name="Tabla2.A1" office:value-type="string">
            <text:p text:style-name="P14">BLs, LL </text:p>
          </table:table-cell>
          <table:table-cell table:style-name="Tabla2.A1" office:value-type="string">
            <text:p text:style-name="P14">pTB, pAT </text:p>
          </table:table-cell>
          <table:table-cell table:style-name="Tabla2.A1" office:value-type="string">
            <text:p text:style-name="P14">mLect2</text:p>
          </table:table-cell>
        </table:table-row>
        <table:table-row>
          <table:table-cell table:style-name="Tabla2.A1" office:value-type="string">
            <text:p text:style-name="P14">cNDirs </text:p>
          </table:table-cell>
          <table:table-cell table:style-name="Tabla2.A1" office:value-type="string">
            <text:p text:style-name="P14">CD </text:p>
          </table:table-cell>
          <table:table-cell table:style-name="Tabla2.A1" office:value-type="string">
            <text:p text:style-name="P14">tCD </text:p>
          </table:table-cell>
          <table:table-cell table:style-name="Tabla2.A1" office:value-type="string">
            <text:p text:style-name="P14">pTB, pNJ, pSI </text:p>
          </table:table-cell>
          <table:table-cell table:style-name="Tabla2.A1" office:value-type="string">
            <text:p text:style-name="P14">mDirs </text:p>
          </table:table-cell>
        </table:table-row>
        <table:table-row>
          <table:table-cell table:style-name="Tabla2.A1" office:value-type="string">
            <text:p text:style-name="P14">bNDirs </text:p>
          </table:table-cell>
          <table:table-cell table:style-name="Tabla2.A1" office:value-type="string">
            <text:p text:style-name="P14">BD </text:p>
          </table:table-cell>
          <table:table-cell table:style-name="Tabla2.A1" office:value-type="string">
            <text:p text:style-name="P14">tBD </text:p>
          </table:table-cell>
          <table:table-cell table:style-name="Tabla2.A1" office:value-type="string">
            <text:p text:style-name="P14">pTB, pNJ, pSI </text:p>
          </table:table-cell>
          <table:table-cell table:style-name="Tabla2.A1" office:value-type="string">
            <text:p text:style-name="P14">mDirs </text:p>
          </table:table-cell>
        </table:table-row>
        <table:table-row>
          <table:table-cell table:style-name="Tabla2.A1" office:value-type="string">
            <text:p text:style-name="P14">c1000Avac </text:p>
          </table:table-cell>
          <table:table-cell table:style-name="Tabla2.A1" office:value-type="string">
            <text:p text:style-name="P14">-- </text:p>
          </table:table-cell>
          <table:table-cell table:style-name="Tabla2.A1" office:value-type="string">
            <text:p text:style-name="P14">PF </text:p>
          </table:table-cell>
          <table:table-cell table:style-name="Tabla2.A1" office:value-type="string">
            <text:p text:style-name="P14">pTB </text:p>
          </table:table-cell>
          <table:table-cell table:style-name="Tabla2.A1" office:value-type="string">
            <text:p text:style-name="P14">mFrag </text:p>
          </table:table-cell>
        </table:table-row>
        <table:table-row>
          <table:table-cell table:style-name="Tabla2.A1" office:value-type="string">
            <text:p text:style-name="P14">e1000A600b </text:p>
          </table:table-cell>
          <table:table-cell table:style-name="Tabla2.A1" office:value-type="string">
            <text:p text:style-name="P14">-- </text:p>
          </table:table-cell>
          <table:table-cell table:style-name="Tabla2.A1" office:value-type="string">
            <text:p text:style-name="P14">PF </text:p>
          </table:table-cell>
          <table:table-cell table:style-name="Tabla2.A1" office:value-type="string">
            <text:p text:style-name="P14">pTB </text:p>
          </table:table-cell>
          <table:table-cell table:style-name="Tabla2.A1" office:value-type="string">
            <text:p text:style-name="P14">mFrag </text:p>
          </table:table-cell>
        </table:table-row>
        <table:table-row>
          <table:table-cell table:style-name="Tabla2.A1" office:value-type="string">
            <text:p text:style-name="P14">t1000Amitad </text:p>
          </table:table-cell>
          <table:table-cell table:style-name="Tabla2.A1" office:value-type="string">
            <text:p text:style-name="P14">-- </text:p>
          </table:table-cell>
          <table:table-cell table:style-name="Tabla2.A1" office:value-type="string">
            <text:p text:style-name="P14">PF </text:p>
          </table:table-cell>
          <table:table-cell table:style-name="Tabla2.A1" office:value-type="string">
            <text:p text:style-name="P14">pTB </text:p>
          </table:table-cell>
          <table:table-cell table:style-name="Tabla2.A1" office:value-type="string">
            <text:p text:style-name="P14">mFrag </text:p>
          </table:table-cell>
        </table:table-row>
        <table:table-row>
          <table:table-cell table:style-name="Tabla2.A1" office:value-type="string">
            <text:p text:style-name="P14">a1000A600b </text:p>
          </table:table-cell>
          <table:table-cell table:style-name="Tabla2.A1" office:value-type="string">
            <text:p text:style-name="P14">-- </text:p>
          </table:table-cell>
          <table:table-cell table:style-name="Tabla2.A1" office:value-type="string">
            <text:p text:style-name="P14">PF </text:p>
          </table:table-cell>
          <table:table-cell table:style-name="Tabla2.A1" office:value-type="string">
            <text:p text:style-name="P14">pTB </text:p>
          </table:table-cell>
          <table:table-cell table:style-name="Tabla2.A1" office:value-type="string">
            <text:p text:style-name="P14">mFrag </text:p>
          </table:table-cell>
        </table:table-row>
      </table:table>
      <text:p text:style-name="P80">Tabla 2. <text:span text:style-name="T2">Tabla de Resumen de Operaciones, métricas y parámetros, de la forma en que están relacionados. </text:span></text:p>
      <text:p text:style-name="listado"/>
      <text:list text:style-name="L20">
        <text:list-item>
          <text:p><text:bookmark text:name="Relaciones_de_las_operaciones_con_las_Métricas_y_Parámetros3"/>“A” significa aleatorio. </text:p>
        </text:list-item>
        <text:list-item>
          <text:p><text:bookmark text:name="Relaciones_de_las_operaciones_con_las_Métricas_y_Parámetros4"/>“S” significa secuencial. </text:p>
        </text:list-item>
        <text:list-item>
          <text:p><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text:bookmark text:name="Relaciones_de_las_operaciones_con_las_Métricas_y_Parámetros7"/>Los "Mixs" de implementación, permiten agrupar las operaciones que vamos a implementar según lo que en general se está probando en ese Mix. Así tenemos: </text:p>
          <text:list>
            <text:list-item>
              <text:p><text:bookmark text:name="Relaciones_de_las_operaciones_con_las_Métricas_y_Parámetros8"/><text:span text:style-name="Strong_20_Emphasis"><text:span text:style-name="T15">mLect:</text:span></text:span> 1<text:span text:style-name="T19">ra</text:span> Mezcla de operaciones de lectura. </text:p>
            </text:list-item>
            <text:list-item>
              <text:p><text:bookmark text:name="Relaciones_de_las_operaciones_con_las_Métricas_y_Parámetros9"/><text:span text:style-name="Strong_20_Emphasis"><text:span text:style-name="T15">mEscr:</text:span></text:span> Mezcla de operaciones de escritura. </text:p>
            </text:list-item>
            <text:list-item>
              <text:p><text:bookmark text:name="Relaciones_de_las_operaciones_con_las_Métricas_y_Parámetros10"/><text:span text:style-name="Strong_20_Emphasis"><text:span text:style-name="T15">mLect2:</text:span></text:span> 2<text:span text:style-name="T19">da</text:span> Mezcla de operaciones de lectura. </text:p>
            </text:list-item>
            <text:list-item>
              <text:p><text:bookmark text:name="Relaciones_de_las_operaciones_con_las_Métricas_y_Parámetros11"/><text:span text:style-name="Strong_20_Emphasis"><text:span text:style-name="T15">mDirs:</text:span></text:span> Mezcla de operaciones sobre Directorios. </text:p>
            </text:list-item>
            <text:list-item>
              <text:p><text:bookmark text:name="Relaciones_de_las_operaciones_con_las_Métricas_y_Parámetros12"/><text:span text:style-name="Strong_20_Emphasis"><text:span text:style-name="T15">mFrag:</text:span></text:span> Mezcla de operaciones para probar fragmentación. </text:p>
            </text:list-item>
          </text:list>
        </text:list-item>
      </text:list>
      <text:p text:style-name="P3"/>
      <text:p text:style-name="title"><text:bookmark text:name="Los_Escenarios"/><text:soft-page-break/>7. Los Escenarios</text:p>
      <text:list text:style-name="L21">
        <text:list-header>
          <text:p text:style-name="P32"/>
        </text:list-header>
      </text:list>
      <text:p text:style-name="body"><text:bookmark text:name="Los_Escenarios1"/>Básicamente, se configuraron 2 escenarios de pruebas, para 2 sistemas de archivos con tamaños de bloque distinto. Esto significa en total, 4 escenarios, que se listan a continuación.</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4"><text:span text:style-name="Strong_20_Emphasis"><text:span text:style-name="T15">Escenario</text:span></text:span></text:p>
          </table:table-cell>
          <table:table-cell table:style-name="Tabla3.A1" office:value-type="string">
            <text:p text:style-name="P14"><text:span text:style-name="Strong_20_Emphasis"><text:span text:style-name="T15">Tamaño de Bloque</text:span></text:span></text:p>
          </table:table-cell>
          <table:table-cell table:style-name="Tabla3.A1" office:value-type="string">
            <text:p text:style-name="P14"><text:span text:style-name="Strong_20_Emphasis"><text:span text:style-name="T15">Journal</text:span></text:span></text:p>
          </table:table-cell>
          <table:table-cell table:style-name="Tabla3.A1" office:value-type="string">
            <text:p text:style-name="P14"><text:span text:style-name="Strong_20_Emphasis"><text:span text:style-name="T15">Commit</text:span></text:span></text:p>
          </table:table-cell>
          <table:table-cell table:style-name="Tabla3.A1" office:value-type="string">
            <text:p text:style-name="P14"><text:span text:style-name="Strong_20_Emphasis"><text:span text:style-name="T15">Access time</text:span></text:span></text:p>
          </table:table-cell>
        </table:table-row>
        <table:table-row>
          <table:table-cell table:style-name="Tabla3.A1" office:value-type="string">
            <text:p text:style-name="P14"><text:span text:style-name="T15">Est4k</text:span> </text:p>
          </table:table-cell>
          <table:table-cell table:style-name="Tabla3.A1" office:value-type="string">
            <text:p text:style-name="P14">4096 bytes </text:p>
          </table:table-cell>
          <table:table-cell table:style-name="Tabla3.A1" office:value-type="string">
            <text:p text:style-name="P14">ordered </text:p>
          </table:table-cell>
          <table:table-cell table:style-name="Tabla3.A1" office:value-type="string">
            <text:p text:style-name="P14">5 segs </text:p>
          </table:table-cell>
          <table:table-cell table:style-name="Tabla3.A1" office:value-type="string">
            <text:p text:style-name="P14">Si </text:p>
          </table:table-cell>
        </table:table-row>
        <table:table-row>
          <table:table-cell table:style-name="Tabla3.A1" office:value-type="string">
            <text:p text:style-name="P14"><text:span text:style-name="T15">Opt4k</text:span> </text:p>
          </table:table-cell>
          <table:table-cell table:style-name="Tabla3.A1" office:value-type="string">
            <text:p text:style-name="P14">4096 bytes </text:p>
          </table:table-cell>
          <table:table-cell table:style-name="Tabla3.A1" office:value-type="string">
            <text:p text:style-name="P14">writeback </text:p>
          </table:table-cell>
          <table:table-cell table:style-name="Tabla3.A1" office:value-type="string">
            <text:p text:style-name="P14">10 segs </text:p>
          </table:table-cell>
          <table:table-cell table:style-name="Tabla3.A1" office:value-type="string">
            <text:p text:style-name="P14">No </text:p>
          </table:table-cell>
        </table:table-row>
        <table:table-row>
          <table:table-cell table:style-name="Tabla3.A1" office:value-type="string">
            <text:p text:style-name="P14"><text:span text:style-name="T15">Est1k</text:span> </text:p>
          </table:table-cell>
          <table:table-cell table:style-name="Tabla3.A1" office:value-type="string">
            <text:p text:style-name="P14">1024 bytes </text:p>
          </table:table-cell>
          <table:table-cell table:style-name="Tabla3.A1" office:value-type="string">
            <text:p text:style-name="P14">ordered </text:p>
          </table:table-cell>
          <table:table-cell table:style-name="Tabla3.A1" office:value-type="string">
            <text:p text:style-name="P14">5 segs </text:p>
          </table:table-cell>
          <table:table-cell table:style-name="Tabla3.A1" office:value-type="string">
            <text:p text:style-name="P14">Si </text:p>
          </table:table-cell>
        </table:table-row>
        <table:table-row>
          <table:table-cell table:style-name="Tabla3.A1" office:value-type="string">
            <text:p text:style-name="P14"><text:span text:style-name="T15">Opt1k</text:span> </text:p>
          </table:table-cell>
          <table:table-cell table:style-name="Tabla3.A1" office:value-type="string">
            <text:p text:style-name="P14">1024 bytes </text:p>
          </table:table-cell>
          <table:table-cell table:style-name="Tabla3.A1" office:value-type="string">
            <text:p text:style-name="P14">writeback </text:p>
          </table:table-cell>
          <table:table-cell table:style-name="Tabla3.A1" office:value-type="string">
            <text:p text:style-name="P14">10 segs </text:p>
          </table:table-cell>
          <table:table-cell table:style-name="Tabla3.A1" office:value-type="string">
            <text:p text:style-name="P14">No </text:p>
          </table:table-cell>
        </table:table-row>
      </table:table>
      <text:p text:style-name="pietabla">Tabla 3. <text:span text:style-name="T2">Escenarios de Prueba utilizados. </text:span></text:p>
      <text:p text:style-name="body"/>
      <text:p text:style-name="body">Estos escenarios de prueba, se implementaron sobre una Laptop <text:span text:style-name="T17">Acer Aspire 5610, </text:span><text:span text:style-name="T6">procesador </text:span><text:span text:style-name="T17">Intel Core Duo T2050 de 1.6 Ghz., </text:span><text:span text:style-name="T6">memoria de </text:span><text:span text:style-name="T17">1,5G </text:span><text:span text:style-name="T6">y un disco duro de </text:span><text:span text:style-name="T17">120 Gb 5400rpm.</text:span></text:p>
      <text:p text:style-name="body"/>
      <text:p text:style-name="title2"><text:bookmark text:name="Particiones"/>7.1. Particiones</text:p>
      <text:p text:style-name="body">Para implementar los escenarios de prueba, se construyeron dos particiones de prueba en el disco duro, cada uno de 6Gb.: </text:p>
      <text:p text:style-name="body"/>
      <text:p text:style-name="title3"><text:bookmark text:name="Particiones2"/><text:span text:style-name="Strong_20_Emphasis"><text:span text:style-name="T15">Particion 1:</text:span></text:span> </text:p>
      <text:p text:style-name="P81"><text:tab/># mke2fs -b 1024 -L vol01 -j</text:p>
      <text:p text:style-name="code"><text:tab/>Cómo sería la Partición: </text:p>
      <text:p text:style-name="code"><text:tab/>[root@localhost ~]# mke2fs -b 1024 -j -L vol02 -n /dev/sda3</text:p>
      <text:p text:style-name="code"><text:tab/><text:tab/>mke2fs 1.40.8 (13-Mar-2008)</text:p>
      <text:p text:style-name="code"><text:tab/><text:tab/>Warning: 256-byte inodes not usable on older systems</text:p>
      <text:p text:style-name="code"><text:tab/><text:tab/>Etiqueta del sistema de ficheros=vol01</text:p>
      <text:p text:style-name="code"><text:tab/><text:tab/>Tipo de SO: Linux</text:p>
      <text:p text:style-name="code"><text:tab/><text:tab/>Tamaño del bloque=1024 (bitácora=0)</text:p>
      <text:p text:style-name="code"><text:tab/><text:tab/>Tamaño del fragmento=1024 (bitácora=0)</text:p>
      <text:p text:style-name="code"><text:tab/><text:tab/>655360 nodos i, 10482412 bloques</text:p>
      <text:p text:style-name="code"><text:tab/><text:tab/>524120 bloques (5.00%) reservados para el superusuario</text:p>
      <text:p text:style-name="code"><text:tab/><text:tab/>Primer bloque de datos=1</text:p>
      <text:p text:style-name="code"><text:tab/><text:tab/>Máximo de bloques del sistema de ficheros=77594624</text:p>
      <text:p text:style-name="code"><text:tab/><text:tab/>1280 bloque de grupos</text:p>
      <text:p text:style-name="code"><text:tab/><text:tab/>8192 bloques por grupo, 8192 fragmentos por grupo</text:p>
      <text:p text:style-name="code"><text:tab/><text:tab/>512 nodos i por grupo</text:p>
      <text:p text:style-name="code"><text:tab/><text:tab/>Respaldo del superbloque guardado en los bloques: </text:p>
      <text:p text:style-name="code"><text:tab/><text:tab/><text:tab/>8193, 24577, 40961, 57345, 73729, 204801, 221185, <text:tab/><text:tab/><text:tab/>401409, 663553, 1024001, 1990657, 2809857, 5120001, <text:tab/><text:tab/><text:tab/>5971969</text:p>
      <text:p text:style-name="code"/>
      <text:p text:style-name="title3"><text:bookmark text:name="Particiones4"/><text:span text:style-name="Strong_20_Emphasis"><text:span text:style-name="T15">Particion 2:</text:span></text:span> </text:p>
      <text:p text:style-name="code"><text:bookmark text:name="Particiones5"/><text:tab/><text:span text:style-name="T12">#</text:span><text:span text:style-name="T11"> mke2fs -b 4096 -L vol02 -j</text:span></text:p>
      <text:p text:style-name="code"><text:tab/>Cómo sería la partición: </text:p>
      <text:p text:style-name="code"><text:tab/><text:tab/>[root@localhost ~]# mke2fs -b 4096 -L vol02 -j -n /dev/sda2</text:p>
      <text:p text:style-name="code"><text:tab/><text:tab/>mke2fs 1.40.8 (13-Mar-2008)</text:p>
      <text:p text:style-name="code"><text:tab/><text:tab/>Warning: 256-byte inodes not usable on older systems</text:p>
      <text:p text:style-name="code"><text:tab/><text:tab/>Etiqueta del sistema de ficheros=vol02</text:p>
      <text:p text:style-name="code"><text:tab/><text:tab/>Tipo de SO: Linux</text:p>
      <text:p text:style-name="code"><text:tab/><text:tab/>Tamaño del bloque=4096 (bitácora=2)</text:p>
      <text:p text:style-name="code"><text:tab/><text:tab/>Tamaño del fragmento=4096 (bitácora=2)</text:p>
      <text:p text:style-name="code"><text:tab/><text:tab/>655360 nodos i, 2620603 bloques</text:p>
      <text:p text:style-name="code"><text:tab/><text:tab/>131030 bloques (5.00%) reservados para el superusuario</text:p>
      <text:p text:style-name="code"><text:tab/><text:tab/>Primer bloque de datos=0</text:p>
      <text:p text:style-name="code"><text:tab/><text:tab/>Máximo de bloques del sistema de ficheros=2684354560</text:p>
      <text:p text:style-name="code"><text:tab/><text:tab/>80 bloque de grupos</text:p>
      <text:p text:style-name="code"><text:soft-page-break/><text:tab/><text:tab/>32768 bloques por grupo, 32768 fragmentos por grupo</text:p>
      <text:p text:style-name="code"><text:tab/><text:tab/>8192 nodos i por grupo</text:p>
      <text:p text:style-name="code"><text:tab/><text:tab/>Respaldo del superbloque guardado en los bloques: </text:p>
      <text:p text:style-name="code"><text:tab/><text:tab/><text:tab/>32768, 98304, 163840, 229376, 294912, 819200, </text:p>
      <text:p text:style-name="code"><text:tab/><text:tab/><text:tab/>884736, 1605632</text:p>
      <text:p text:style-name="P82"/>
      <text:p text:style-name="P45"><text:bookmark text:name="Opciones_de_montado"/>7.2. Opciones de montado: </text:p>
      <text:p text:style-name="P41"/>
      <text:p text:style-name="P59"><text:bookmark text:name="Opciones_de_montado1"/><text:span text:style-name="Strong_20_Emphasis"><text:span text:style-name="T15">Configuración Estándar:</text:span></text:span> </text:p>
      <text:p text:style-name="P82"><text:bookmark text:name="Opciones_de_montado2"/><text:tab/>$ mount -t ext3 /dev/sda2 /vol02</text:p>
      <text:p text:style-name="P82"><text:tab/>Por defecto, se usan las opciones journal=ordered, commit=5. </text:p>
      <text:p text:style-name="P59"><text:span text:style-name="Strong_20_Emphasis"><text:span text:style-name="T15"/></text:span></text:p>
      <text:p text:style-name="P59"><text:bookmark text:name="Opciones_de_montado3"/><text:span text:style-name="Strong_20_Emphasis"><text:span text:style-name="T15">Configuración Optimizada:</text:span></text:span> </text:p>
      <text:p text:style-name="P82"><text:bookmark text:name="Opciones_de_montado4"/><text:tab/>$ mount -t ext3 -o data=writeback,commit=10,noatime /dev/sda2 /vol02<text:bookmark text:name="Otras_optimizaciones"/></text:p>
      <text:p text:style-name="P42"/>
      <text:p text:style-name="P62">8. Resultados</text:p>
      <text:p text:style-name="body"/>
      <text:p text:style-name="body">En esta sección, presentamos un resumen de las tablas de resultados obtenidos en las pruebas que realizamos. Las tablas corresponden a la última prueba realizada, luego de una serie de ajustes que se realizaron en el código de benchmarking, para mejorar la confiabilidad de los resultados. </text:p>
      <text:p text:style-name="body"/>
      <text:p text:style-name="body">Las tablas muestran los resultados obtenidos por cada Operación realizada, sobre las métricas que se pretendían probar con esa operación. Para cada partición, se cuenta con la tabla de resultados de la configuración estándar vs. La tabla de resultados con la configuración optimizada. </text:p>
      <text:p text:style-name="body"/>
      <text:p text:style-name="body">En la sección de Conclusiones se analizan los resultados presentados en esta sección. Además se presenta en esta sección, como dato complementario, la salida del programa luego de la ejecución del benchmark.</text:p>
      <text:p text:style-name="body"/>
      <text:p text:style-name="title2"><draw:frame draw:style-name="fr1" draw:name="Objeto1" text:anchor-type="paragraph" svg:x="0.427cm" svg:y="1.401cm" svg:width="15.129cm" svg:height="5.392cm" draw:z-index="0"><draw:object xlink:href="./Object 1" xlink:type="simple" xlink:show="embed" xlink:actuate="onLoad"/><draw:image xlink:href="./ObjectReplacements/Object 1" xlink:type="simple" xlink:show="embed" xlink:actuate="onLoad"/></draw:frame>8.1. Resultados en la partición con block size igual 1024. </text:p>
      <text:p text:style-name="title2"/>
      <text:p text:style-name="pietabla"/>
      <text:p text:style-name="pietabla">Tabla 4. <text:span text:style-name="T2">Resultados de la configuración estándar en la partición con block_size 1K</text:span></text:p>
      <text:p text:style-name="title2"/>
      <text:p text:style-name="title2"/>
      <text:p text:style-name="title2"/>
      <text:p text:style-name="title2"/>
      <text:p text:style-name="title2"/>
      <text:p text:style-name="pietabla"><draw:frame draw:style-name="fr2" draw:name="Objeto2" text:anchor-type="paragraph" svg:width="15.797cm" svg:height="4.969cm" draw:z-index="1"><draw:object xlink:href="./Object 2" xlink:type="simple" xlink:show="embed" xlink:actuate="onLoad"/><draw:image xlink:href="./ObjectReplacements/Object 2" xlink:type="simple" xlink:show="embed" xlink:actuate="onLoad"/></draw:frame>Tabla 5. <text:span text:style-name="T2">Resultados de la configuración optimizada en la partición con block_size 1K</text:span></text:p>
      <text:p text:style-name="title2"><text:soft-page-break/></text:p>
      <text:p text:style-name="title2"/>
      <text:p text:style-name="title2"><draw:frame draw:style-name="fr2" draw:name="Objeto3" text:anchor-type="paragraph" svg:width="15.797cm" svg:height="4.967cm" draw:z-index="2"><draw:object xlink:href="./Object 3" xlink:type="simple" xlink:show="embed" xlink:actuate="onLoad"/><draw:image xlink:href="./ObjectReplacements/Object 3" xlink:type="simple" xlink:show="embed" xlink:actuate="onLoad"/></draw:frame></text:p>
      <text:p text:style-name="pietabla">Tabla 6. <text:span text:style-name="T2">Comparación de resultados entre la configuración estándar y la optimizada de la partición con block_size 1k. Los porcentajes presentados en esta tabla indican la aceleración en el rendimiento sobre las métricas correspondientes para cada operación realizada.</text:span></text:p>
      <text:p text:style-name="title2"/>
      <text:p text:style-name="title3">Salidas de Programa. </text:p>
      <text:p text:style-name="title3"/>
      <text:p text:style-name="P79">Salida de Programa para la configuración estándar de la partición de block_size = 1K:</text:p>
      <text:p text:style-name="P79"/>
      <text:p text:style-name="code">Directorio de trabajo configurando en '/mnt/test/'...</text:p>
      <text:p text:style-name="code">Operaciones de Lectura/Re-lectura Secuencial...</text:p>
      <text:p text:style-name="code"><text:tab/>Creando 1000 arch de 512000 bytes. c1000A...79590 ms.</text:p>
      <text:p text:style-name="code"><text:tab/>Lectura de 1000 arch. de 512000 bytes. l1000A...8217 ms.</text:p>
      <text:p text:style-name="code"><text:tab/>Re-lectura de 1000 arch. de 512000 bytes. rl1000A...8228 ms.</text:p>
      <text:p text:style-name="code">Operaciones de Escritura Secuencial/Aleatoria...</text:p>
      <text:p text:style-name="code"><text:tab/>Creacion de 500 arch. de 2000000 bytes. rl1000A...163953 ms.</text:p>
      <text:p text:style-name="code"><text:tab/>Escritura aleatoria de 500 arch. de 2000000 bytes. rl1000A...13897 ms.</text:p>
      <text:p text:style-name="code">Operaciones de Lectura Secuencial/Aleatoria...</text:p>
      <text:p text:style-name="code"><text:tab/>Lectura secuencial de 500 arch de 5120 bytes...57384 ms.</text:p>
      <text:p text:style-name="code"><text:tab/>Lectura aleatoria de 500 arch de 5120 bytes...3879 ms.</text:p>
      <text:p text:style-name="code">Operaciones de Creacion/Borrado de Directorios...</text:p>
      <text:p text:style-name="code"><text:tab/>Creando 50000 directorios...177311 ms.</text:p>
      <text:p text:style-name="code"><text:tab/>Borrando 50000 directorios...24150 ms.</text:p>
      <text:p text:style-name="code">Operaciones de Fragmentacion...</text:p>
      <text:p text:style-name="code"><text:tab/>Creando 1000 archivos vacios...581 ms.</text:p>
      <text:p text:style-name="code"><text:tab/>Escribiendo 600 bytes en cada archivo (repetir 1000 veces)...409892 ms.</text:p>
      <text:p text:style-name="code"><text:tab/>Truncando cada archivo a la mitad de su longitud...291 ms.</text:p>
      <text:p text:style-name="code"><text:tab/>Agregando 600 bytes en cada archivo (repetir 1000 veces)...336119 ms.</text:p>
      <text:p text:style-name="code">Fin del test... 1283733 ms.</text:p>
      <text:p text:style-name="code"/>
      <text:p text:style-name="code"/>
      <text:p text:style-name="code"/>
      <text:p text:style-name="code"/>
      <text:p text:style-name="P79"/>
      <text:p text:style-name="P79"><text:soft-page-break/>Salida de Programa para la configuración estándar de la partición de block_size = 1K:</text:p>
      <text:p text:style-name="code"/>
      <text:p text:style-name="code">Directorio de trabajo configurando en '/mnt/test/'...</text:p>
      <text:p text:style-name="code">Operaciones de Lectura/Re-lectura Secuencial...</text:p>
      <text:p text:style-name="code"><text:tab/>Creando 1000 arch de 512000 bytes. c1000A...68757 ms.</text:p>
      <text:p text:style-name="code"><text:tab/>Lectura de 1000 arch. de 512000 bytes. l1000A...7954 ms.</text:p>
      <text:p text:style-name="code"><text:tab/>Re-lectura de 1000 arch. de 512000 bytes. rl1000A...8150 ms.</text:p>
      <text:p text:style-name="code">Operaciones de Escritura Secuencial/Aleatoria...</text:p>
      <text:p text:style-name="code"><text:tab/>Creacion de 500 arch. de 2000000 bytes. rl1000A...139144 ms.</text:p>
      <text:p text:style-name="code"><text:tab/>Escritura aleatoria de 500 arch. de 2000000 bytes. rl1000A...13517 ms.</text:p>
      <text:p text:style-name="code">Operaciones de Lectura Secuencial/Aleatoria...</text:p>
      <text:p text:style-name="code"><text:tab/>Lectura secuencial de 500 arch de 5120 bytes...54850 ms.</text:p>
      <text:p text:style-name="code"><text:tab/>Lectura aleatoria de 500 arch de 5120 bytes...7011 ms.</text:p>
      <text:p text:style-name="code">Operaciones de Creacion/Borrado de Directorios...</text:p>
      <text:p text:style-name="code"><text:tab/>Creando 50000 directorios...191870 ms.</text:p>
      <text:p text:style-name="code"><text:tab/>Borrando 50000 directorios...19751 ms.</text:p>
      <text:p text:style-name="code">Operaciones de Fragmentacion...</text:p>
      <text:p text:style-name="code"><text:tab/>Creando 1000 archivos vacios...495 ms.</text:p>
      <text:p text:style-name="code"><text:tab/>Escribiendo 600 bytes en cada archivo (repetir 1000 veces)...399917 ms.</text:p>
      <text:p text:style-name="code"><text:tab/>Truncando cada archivo a la mitad de su longitud...287 ms.</text:p>
      <text:p text:style-name="code"><text:tab/>Agregando 600 bytes en cada archivo (repetir 1000 veces)...502694 ms.</text:p>
      <text:p text:style-name="code">Fin del test... 1414736 ms.</text:p>
      <text:p text:style-name="title2"/>
      <text:p text:style-name="title2">8.2. Resultados en la partición con block size igual 4096. </text:p>
      <text:p text:style-name="body"/>
      <text:p text:style-name="body"/>
      <text:p text:style-name="pietabla"><draw:frame draw:style-name="fr2" draw:name="Objeto4" text:anchor-type="paragraph" svg:width="15.993cm" svg:height="4.974cm" draw:z-index="3"><draw:object xlink:href="./Object 4" xlink:type="simple" xlink:show="embed" xlink:actuate="onLoad"/><draw:image xlink:href="./ObjectReplacements/Object 4" xlink:type="simple" xlink:show="embed" xlink:actuate="onLoad"/></draw:frame>Tabla 7. <text:span text:style-name="T2">Resultados de la configuración estándar en la partición con block_size 4K</text:span></text:p>
      <text:p text:style-name="body"/>
      <text:p text:style-name="pietabla"><draw:frame draw:style-name="fr2" draw:name="Objeto5" text:anchor-type="paragraph" svg:width="15.993cm" svg:height="4.969cm" draw:z-index="4"><draw:object xlink:href="./Object 5" xlink:type="simple" xlink:show="embed" xlink:actuate="onLoad"/><draw:image xlink:href="./ObjectReplacements/Object 5" xlink:type="simple" xlink:show="embed" xlink:actuate="onLoad"/></draw:frame>Tabla 8. <text:span text:style-name="T2">Resultados de la configuración optimizada en la partición con block_size 4K</text:span></text:p>
      <text:p text:style-name="body"/>
      <text:p text:style-name="body"/>
      <text:p text:style-name="pietabla"><draw:frame draw:style-name="fr3" draw:name="Objeto6" text:anchor-type="paragraph" svg:width="15.993cm" svg:height="4.967cm" draw:z-index="5"><draw:object xlink:href="./Object 6" xlink:type="simple" xlink:show="embed" xlink:actuate="onLoad"/><draw:image xlink:href="./ObjectReplacements/Object 6" xlink:type="simple" xlink:show="embed" xlink:actuate="onLoad"/></draw:frame>Tabla 9. <text:span text:style-name="T2">Comparación de resultados entre la configuración estándar y la optimizada de la partición con block_size 4k. Los porcentajes presentados en esta tabla indican la aceleración en el rendimiento sobre las métricas correspondientes para cada operación realizada.</text:span></text:p>
      <text:p text:style-name="body"><text:soft-page-break/></text:p>
      <text:p text:style-name="title3">Salidas de Programa. </text:p>
      <text:p text:style-name="body"/>
      <text:p text:style-name="P79">Salida de Programa para la configuración estándar de la partición de block_size = 4K:</text:p>
      <text:p text:style-name="P79"/>
      <text:p text:style-name="code">Directorio de trabajo configurando en '/home/cparra/ext3bench/'...</text:p>
      <text:p text:style-name="code">Operaciones de Lectura/Re-lectura Secuencial...</text:p>
      <text:p text:style-name="code"><text:tab/>Creando 1000 arch de 512000 bytes. c1000A...55056 ms.</text:p>
      <text:p text:style-name="code"><text:tab/>Lectura de 1000 arch. de 512000 bytes. l1000A...8083 ms.</text:p>
      <text:p text:style-name="code"><text:tab/>Re-lectura de 1000 arch. de 512000 bytes. rl1000A...8152 ms.</text:p>
      <text:p text:style-name="code">Operaciones de Escritura Secuencial/Aleatoria...</text:p>
      <text:p text:style-name="code"><text:tab/>Creacion de 500 arch. de 2000000 bytes. rl1000A...103405 ms.</text:p>
      <text:p text:style-name="code"><text:tab/>Escritura aleatoria de 500 arch. de 2000000 bytes. rl1000A...4701 ms.</text:p>
      <text:p text:style-name="code">Operaciones de Lectura Secuencial/Aleatoria...</text:p>
      <text:p text:style-name="code"><text:tab/>Lectura secuencial de 500 arch de 5120 bytes...29763 ms.</text:p>
      <text:p text:style-name="code"><text:tab/>Lectura aleatoria de 500 arch de 5120 bytes...1260 ms.</text:p>
      <text:p text:style-name="code">Operaciones de Creacion/Borrado de Directorios...</text:p>
      <text:p text:style-name="code"><text:tab/>Creando 50000 directorios...34980 ms.</text:p>
      <text:p text:style-name="code"><text:tab/>Borrando 50000 directorios...16562 ms.</text:p>
      <text:p text:style-name="code">Operaciones de Fragmentacion...</text:p>
      <text:p text:style-name="code"><text:tab/>Creando 1000 archivos vacios...418 ms.</text:p>
      <text:p text:style-name="code"><text:tab/>Escribiendo 600 bytes en cada archivo (repetir 1000 veces)...412462 ms.</text:p>
      <text:p text:style-name="code"><text:tab/>Truncando cada archivo a la mitad de su longitud...297 ms.</text:p>
      <text:p text:style-name="code"><text:tab/>Agregando 600 bytes en cada archivo (repetir 1000 veces)...293146 ms.</text:p>
      <text:p text:style-name="code">Fin del test... 968500 ms.</text:p>
      <text:p text:style-name="code"/>
      <text:p text:style-name="P79"/>
      <text:p text:style-name="P79">Salida de Programa para la configuración estándar de la partición de block_size = 4K:</text:p>
      <text:p text:style-name="code"/>
      <text:p text:style-name="code">Directorio de trabajo configurando en '/home/cparra/ext3bench/'...</text:p>
      <text:p text:style-name="code">Operaciones de Lectura/Re-lectura Secuencial...</text:p>
      <text:p text:style-name="code"><text:tab/>Creando 1000 arch de 512000 bytes. c1000A...42430 ms.</text:p>
      <text:p text:style-name="code"><text:tab/>Lectura de 1000 arch. de 512000 bytes. l1000A...8131 ms.</text:p>
      <text:p text:style-name="code"><text:tab/>Re-lectura de 1000 arch. de 512000 bytes. rl1000A...8183 ms.</text:p>
      <text:p text:style-name="code">Operaciones de Escritura Secuencial/Aleatoria...</text:p>
      <text:p text:style-name="code"><text:tab/>Creacion de 500 arch. de 2000000 bytes. rl1000A...81045 ms.</text:p>
      <text:p text:style-name="code"><text:tab/>Escritura aleatoria de 500 arch. de 2000000 bytes. rl1000A...4765 ms.</text:p>
      <text:p text:style-name="code">Operaciones de Lectura Secuencial/Aleatoria...</text:p>
      <text:p text:style-name="code"><text:tab/>Lectura secuencial de 500 arch de 5120 bytes...25741 ms.</text:p>
      <text:p text:style-name="code"><text:tab/>Lectura aleatoria de 500 arch de 5120 bytes...3718 ms.</text:p>
      <text:p text:style-name="code">Operaciones de Creacion/Borrado de Directorios...</text:p>
      <text:p text:style-name="code"><text:tab/>Creando 50000 directorios...39175 ms.</text:p>
      <text:p text:style-name="code"><text:tab/>Borrando 50000 directorios...15300 ms.</text:p>
      <text:p text:style-name="code">Operaciones de Fragmentacion...</text:p>
      <text:p text:style-name="code"><text:tab/>Creando 1000 archivos vacios...442 ms.</text:p>
      <text:p text:style-name="code"><text:tab/>Escribiendo 600 bytes en cada archivo (repetir 1000 veces)...394364 ms.</text:p>
      <text:p text:style-name="code"><text:tab/>Truncando cada archivo a la mitad de su longitud...289 ms.</text:p>
      <text:p text:style-name="code"><text:tab/>Agregando 600 bytes en cada archivo (repetir 1000 veces)...272434 ms.</text:p>
      <text:p text:style-name="code">Fin del test... 896278 ms.</text:p>
      <text:p text:style-name="title2"/>
      <text:p text:style-name="body"><text:soft-page-break/></text:p>
      <text:p text:style-name="title">9. Conclusiones</text:p>
      <text:p text:style-name="title"/>
      <text:list text:style-name="L25">
        <text:list-item>
          <text:p text:style-name="P37">Las escrituras registran las mejoras previstas, ya que nuestras optimizaciones están pensadas fundamentalmente para reducir la sobrecarga de las operaciones de escritura, en las que se obtuvieron muy buenas ganancias es en la escritura secuencial de archivos, siendo estas de almenos un 15% para bloques de 1k y, de al menos un 27% para bloques de 4k. Se puede notar aquí que influye el tamaño de bloque al permitir mayores ganancias con mayores tamaños de bloques.</text:p>
        </text:list-item>
        <text:list-item>
          <text:p text:style-name="P37">Por otro lado, la optimización orientada a las lecturas no permite obtener los resultados esperados. De hecho en cuanto a las lecturas, se registraron extrañas variabilidades en las relaciones entre los valores optimizados y los que no lo han sido.</text:p>
          <text:p text:style-name="P37">Una razón probable por la cual la eliminación del <text:span text:style-name="T16">acces time</text:span> no produce mejoras considerables, es que este parámetro es utilizado por el mecanismo de caching del sistema de archivo, y al eliminar su actualización, el algoritmo que decide que páginas mantener en la cache de acuerdo a cuales se acceden con mayor frecuencia, podría estar fallando y produciendo una cierta aleatoriedad en los resultados.</text:p>
          <text:p text:style-name="P37">En general, las lecturas no mejoraron más de 5%, y cuando empeoraron no lo hicieron más de 0,6%. Sin embargo, hubieron picos, sobre todo en la lectura secuencial, en los que alcanzamos mejoras de 15%. Todo esto puede deberse a la influencia del algoritmo que controla el caching de las páginas de disco.</text:p>
          <text:p text:style-name="P37">También respecto a la lectura, donde no se registró ninguna mejora, y muy por el contrario se produjeron grandes pérdidas, es en la lectura aleatoria. Suponemos que esto se debe fundamentalmente a la influencia que tiene sobre esta operación la constante recolocación (seek) del puntero de posición del fichero.</text:p>
        </text:list-item>
        <text:list-item>
          <text:p text:style-name="P37">Nuestras actualizaciones no registraron mejoras en el tiempo de creación de directorios, aunque la pérdida de rendimiento es apenas del orden del 10%.</text:p>
          <text:p text:style-name="P37">Sí se puede notar que el tiempo de creación de directorios es menor en el filesystem cuyo tamaño de bloque es menor. Esto era un resultado esperado, ya que al tener menor tamaño de bloque, los metadatos a escribir por cada creación de directorio son menos, ya que se reducen también el tamaño de los i-nodos.</text:p>
          <text:p text:style-name="P37">También sucede que los archivos de directorio en sí, ocupan menos espacio y por lo tanto, se pueden notar mejorías en el borrado. De hecho, en el borrado de directorios, se pueden ver mejoras en las configuraciones optimizadas en relación a la estándar, lo que se puede deber fundamentalmente a las modificaciones en el nivel de <text:span text:style-name="T16">journaling</text:span>.</text:p>
          <text:p text:style-name="P35">Hay más mejoras en cuanto a los directorios en sistemas de archivos con tamaños de bloque menor. También creemos que la variación del parámetro <text:span text:style-name="T16">dir index</text:span><text:span text:style-name="T8">, no utilizado en este trabajo, podría haber tenido algún efecto, negativo o positivo, sobre los resultados en cuanto a directorios se refiere.</text:span></text:p>
        </text:list-item>
        <text:list-item>
          <text:p text:style-name="P35">En cuanto a la fragmentación, en realidad lo que se midió fue el porcentaje de utilización del disco en bloques. Obviamente, y como era de esperarse, este valor es mayor para sistemas de archivo con menor tamaño de bloque.</text:p>
          <text:p text:style-name="P35">Sin embargo, la mejora obtenida no es tan significativa como podría esperarse. Esto posiblemente se deba a que los archivos creados para esta prueba fueron todos del mismo tamaño. Tal vez convendría utilizar archivos de tamaño aleatorio sobre un rango y dividir la prueba en dos, una para archivos pequeños y otra para archivos grandes, de manera a poder comparar mejor los resultados obtenidos.</text:p>
        </text:list-item>
      </text:list>
      <text:p text:style-name="body"/>
      <text:p text:style-name="body"/>
      <text:p text:style-name="body"/>
      <text:p text:style-name="body"/>
      <text:p text:style-name="title"><text:soft-page-break/>10. Referencias.</text:p>
      <text:list text:style-name="L24">
        <text:list-item>
          <text:p text:style-name="P63"><text:a xlink:type="simple" xlink:href="http://linuxplanet.com/linuxplanet/reports/4136/1/">http://linuxplanet.com/linuxplanet/reports/4136/1/</text:a>. <text:s/>Datos introductorios sobre ext3</text:p>
        </text:list-item>
        <text:list-item>
          <text:p text:style-name="P63"><text:a xlink:type="simple" xlink:href="http://wiki.archlinux.org/index.php/Ext3">http://wiki.archlinux.org/index.php/Ext3</text:a>. Filesystem_Tips Wiki con Tips para tunear ext3</text:p>
        </text:list-item>
        <text:list-item>
          <text:p text:style-name="P63"><text:a xlink:type="simple" xlink:href="http://www.zip.com.au/~akpm/linux/ext3/ext3-usage.html">http://www.zip.com.au/~akpm/linux/ext3/ext3-usage.html</text:a>. Using the ext3 filesystem in 2.4 kernels</text:p>
        </text:list-item>
        <text:list-item>
          <text:p text:style-name="P63"><text:a xlink:type="simple" xlink:href="http://en.wikipedia.org/wiki/Ext3">http://en.wikipedia.org/wiki/Ext3</text:a>. Ext3 en Wikipedia.</text:p>
        </text:list-item>
        <text:list-item>
          <text:p text:style-name="P63"><text:a xlink:type="simple" xlink:href="http://batleth.sapienti-sat.org/projects/FAQs/ext3-faq.html">http://batleth.sapienti-sat.org/projects/FAQs/ext3-faq.html</text:a>. Ext3 FAQ.</text:p>
        </text:list-item>
        <text:list-item>
          <text:p text:style-name="P63"><text:a xlink:type="simple" xlink:href="http://homepage.smc.edu/morgan_david/cs40/analyze-ext2.htm">http://homepage.smc.edu/morgan_david/cs40/analyze-ext2.htm</text:a>. Análisis de ext2</text:p>
        </text:list-item>
        <text:list-item>
          <text:p text:style-name="P63"><text:a xlink:type="simple" xlink:href="http://en.wikipedia.org/wiki/Journaling_file_system">http://en.wikipedia.org/wiki/Journaling_file_system</text:a>. Journaling File System</text:p>
        </text:list-item>
        <text:list-item>
          <text:p text:style-name="P63"><text:a xlink:type="simple" xlink:href="http://www.redhat.com/archives/ext3-users/2007-May/msg00009.html">http://www.redhat.com/archives/ext3-users/2007-May/msg00009.html</text:a>. <text:s/>Tips para tunear ext3</text:p>
        </text:list-item>
        <text:list-item>
          <text:p text:style-name="P63"><text:a xlink:type="simple" xlink:href="http://nakedape.cc/wiki/PlatformNotes_2fLinuxNotes#head-cc9fb9851ff9d491b28aba29e978fdd1e0d82271">http://nakedape.cc/wiki/PlatformNotes_2fLinuxNotes#head-cc9fb9851ff9d491b28aba29e978fdd1e0d82271</text:a>. <text:s/>Notas varias sobre el sistema de archivos Ext3</text:p>
        </text:list-item>
        <text:list-item>
          <text:p text:style-name="P63"><text:a xlink:type="simple" xlink:href="http://www.comentaomuere.com/2007/07/09/recopilacion-de-consejos-para-optimizar-ubuntu/">http://www.comentaomuere.com/2007/07/09/recopilacion-de-consejos-para-optimizar-ubuntu/</text:a>. Más notas varias sobre ext3</text:p>
        </text:list-item>
        <text:list-item>
          <text:p text:style-name="P63"><text:a xlink:type="simple" xlink:href="http://www.ibm.com/developerworks/linux/library/l-fs8.html#4">http://www.ibm.com/developerworks/linux/library/l-fs8.html#4</text:a>. <text:s/>Algunos datos interesa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1" svg:font-family="StarSymbol" style:font-charset="x-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Standard" style:class="text">
      <style:text-properties fo:font-size="14pt" fo:font-weight="bold" style:font-weight-asian="bold" style:font-weight-complex="bold"/>
    </style:style>
    <style:style style:name="title2" style:family="paragraph" style:parent-style-name="Standard" style:class="text">
      <style:text-properties fo:font-weight="bold" style:font-weight-asian="bold" style:font-weight-complex="bold"/>
    </style:style>
    <style:style style:name="body" style:family="paragraph" style:parent-style-name="Standard" style:class="text">
      <style:paragraph-properties fo:text-align="justify" style:justify-single-word="false"/>
    </style:style>
    <style:style style:name="listado" style:family="paragraph" style:parent-style-name="Standard">
      <style:paragraph-properties fo:text-align="justify" style:justify-single-word="false"/>
    </style:style>
    <style:style style:name="title3" style:family="paragraph" style:parent-style-name="Standard">
      <style:text-properties fo:font-style="italic" style:text-underline-style="none" fo:font-weight="bold" style:font-style-asian="italic" style:font-weight-asian="bold" style:font-style-complex="italic" style:font-weight-complex="bold"/>
    </style:style>
    <style:style style:name="pietabla"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code" style:family="paragraph" style:parent-style-name="Preformatted_20_Text">
      <style:paragraph-properties fo:margin-left="0cm" fo:margin-right="0cm" fo:margin-top="0cm" fo:margin-bottom="0cm" fo:text-indent="0cm" style:auto-text-indent="false"/>
      <style:text-properties style:font-name="Courier 10 Pitch"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Linux OpenOffice.org_project/300m13$Build-9305</meta:generator>
    <meta:creation-date>2008-05-25T23:48:11</meta:creation-date>
    <dc:creator>Cristhian Trepowski</dc:creator>
    <dc:date>2008-05-27T18:19:31</dc:date>
    <dc:language>es-PY</dc:language>
    <meta:editing-cycles>349</meta:editing-cycles>
    <meta:editing-duration>PT10H56M10S</meta:editing-duration>
    <meta:document-statistic meta:table-count="3" meta:image-count="0" meta:object-count="6" meta:page-count="13" meta:paragraph-count="419" meta:word-count="4358" meta:character-count="28478"/>
    <meta:user-defined meta:name="Info 1" meta:value-type="string"/>
    <meta:user-defined meta:name="Info 2" meta:value-type="string"/>
    <meta:user-defined meta:name="Info 3" meta:value-type="string"/>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933cm"/>
    </style:style>
    <style:style style:name="co2" style:family="table-column">
      <style:table-column-properties fo:break-before="auto" style:column-width="2.436cm"/>
    </style:style>
    <style:style style:name="co3" style:family="table-column">
      <style:table-column-properties fo:break-before="auto" style:column-width="2.66cm"/>
    </style:style>
    <style:style style:name="co4" style:family="table-column">
      <style:table-column-properties fo:break-before="auto" style:column-width="1.261cm"/>
    </style:style>
    <style:style style:name="co5" style:family="table-column">
      <style:table-column-properties fo:break-before="auto" style:column-width="1.233cm"/>
    </style:style>
    <style:style style:name="co6" style:family="table-column">
      <style:table-column-properties fo:break-before="auto" style:column-width="1.401cm"/>
    </style:style>
    <style:style style:name="co7" style:family="table-column">
      <style:table-column-properties fo:break-before="auto" style:column-width="1.8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23">
      <style:table-cell-properties fo:border="0.002cm solid #000000"/>
      <style:text-properties fo:font-size="9pt" style:font-size-asian="9pt" style:font-size-complex="9pt"/>
    </style:style>
    <style:style style:name="ce5" style:family="table-cell" style:parent-style-name="Default" style:data-style-name="N122">
      <style:table-cell-properties fo:background-color="#000000" fo:border="0.002cm solid #000000"/>
      <style:text-properties fo:color="#ffffff" fo:font-size="9pt" fo:font-weight="bold" style:font-size-asian="9pt" style:font-size-complex="9pt"/>
    </style:style>
  </office:automatic-styles>
  <office:body>
    <office:spreadsheet>
      <table:table table:name="4k_ambos" table:style-name="ta1" table:print="false">
        <table:table-column table:style-name="co1" table:default-cell-style-name="ce3"/>
        <table:table-column table:style-name="co2" table:default-cell-style-name="ce4"/>
        <table:table-column table:style-name="co3" table:default-cell-style-name="ce4"/>
        <table:table-column table:style-name="co4" table:number-columns-repeated="2" table:default-cell-style-name="ce4"/>
        <table:table-column table:style-name="co5" table:number-columns-repeated="2" table:default-cell-style-name="ce4"/>
        <table:table-column table:style-name="co6" table:default-cell-style-name="ce4"/>
        <table:table-column table:style-name="co7" table:default-cell-style-name="ce4"/>
        <table:table-row table:style-name="ro1">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5" office:value-type="string">
            <text:p>LE</text:p>
          </table:table-cell>
          <table:table-cell table:style-name="ce5" office:value-type="string">
            <text:p>LL</text:p>
          </table:table-cell>
          <table:table-cell table:style-name="ce5" office:value-type="string">
            <text:p>tCD</text:p>
          </table:table-cell>
          <table:table-cell table:style-name="ce5" office:value-type="string">
            <text:p>tBD</text:p>
          </table:table-cell>
          <table:table-cell table:style-name="ce5" office:value-type="string">
            <text:p>PF-%</text:p>
          </table:table-cell>
          <table:table-cell table:style-name="ce1" office:value-type="string">
            <text:p>PF-cant</text:p>
          </table:table-cell>
        </table:table-row>
        <table:table-row table:style-name="ro1">
          <table:table-cell table:style-name="ce2" office:value-type="string" table:number-columns-spanned="9" table:number-rows-spanned="1">
            <text:p>1k – standard</text:p>
          </table:table-cell>
          <table:covered-table-cell table:number-columns-repeated="2" table:style-name="ce1"/>
          <table:covered-table-cell table:number-columns-repeated="5" table:style-name="ce5"/>
          <table:covered-table-cell table:style-name="ce1"/>
        </table:table-row>
        <table:table-row table:style-name="ro1">
          <table:table-cell office:value-type="string">
            <text:p>c1000A</text:p>
          </table:table-cell>
          <table:table-cell office:value-type="float" office:value="6432968.96595">
            <text:p>6.432.968,9660</text:p>
          </table:table-cell>
          <table:table-cell office:value-type="float" office:value="0">
            <text:p>0,0000</text:p>
          </table:table-cell>
          <table:table-cell office:value-type="float" office:value="0.07959">
            <text:p>0,0796</text:p>
          </table:table-cell>
          <table:table-cell table:number-columns-repeated="5"/>
        </table:table-row>
        <table:table-row table:style-name="ro1">
          <table:table-cell office:value-type="string">
            <text:p>l1000A</text:p>
          </table:table-cell>
          <table:table-cell/>
          <table:table-cell office:value-type="float" office:value="62309845.442376">
            <text:p>62.309.845,4424</text:p>
          </table:table-cell>
          <table:table-cell/>
          <table:table-cell office:value-type="float" office:value="0.008217">
            <text:p>0,0082</text:p>
          </table:table-cell>
          <table:table-cell table:number-columns-repeated="4"/>
        </table:table-row>
        <table:table-row table:style-name="ro1">
          <table:table-cell office:value-type="string">
            <text:p>rl1000A</text:p>
          </table:table-cell>
          <table:table-cell/>
          <table:table-cell office:value-type="float" office:value="62226543.509966">
            <text:p>62.226.543,5100</text:p>
          </table:table-cell>
          <table:table-cell/>
          <table:table-cell office:value-type="float" office:value="0.008228">
            <text:p>0,0082</text:p>
          </table:table-cell>
          <table:table-cell table:number-columns-repeated="4"/>
        </table:table-row>
        <table:table-row table:style-name="ro1">
          <table:table-cell office:value-type="string">
            <text:p>c2000A2m</text:p>
          </table:table-cell>
          <table:table-cell office:value-type="float" office:value="6099308.948296">
            <text:p>6.099.308,9483</text:p>
          </table:table-cell>
          <table:table-cell/>
          <table:table-cell office:value-type="float" office:value="0.327906">
            <text:p>0,3279</text:p>
          </table:table-cell>
          <table:table-cell table:number-columns-repeated="5"/>
        </table:table-row>
        <table:table-row table:style-name="ro1">
          <table:table-cell office:value-type="string">
            <text:p>re2000A2m</text:p>
          </table:table-cell>
          <table:table-cell office:value-type="float" office:value="184212.419947">
            <text:p>184.212,4199</text:p>
          </table:table-cell>
          <table:table-cell/>
          <table:table-cell office:value-type="float" office:value="0.027794">
            <text:p>0,0278</text:p>
          </table:table-cell>
          <table:table-cell table:number-columns-repeated="5"/>
        </table:table-row>
        <table:table-row table:style-name="ro1">
          <table:table-cell office:value-type="string">
            <text:p>lNSeq</text:p>
          </table:table-cell>
          <table:table-cell/>
          <table:table-cell office:value-type="float" office:value="17426460.337376">
            <text:p>17.426.460,3374</text:p>
          </table:table-cell>
          <table:table-cell/>
          <table:table-cell office:value-type="float" office:value="0.114768">
            <text:p>0,1148</text:p>
          </table:table-cell>
          <table:table-cell table:number-columns-repeated="4"/>
        </table:table-row>
        <table:table-row table:style-name="ro1">
          <table:table-cell office:value-type="string">
            <text:p>lNAleat</text:p>
          </table:table-cell>
          <table:table-cell/>
          <table:table-cell office:value-type="float" office:value="659963.908224">
            <text:p>659.963,9082</text:p>
          </table:table-cell>
          <table:table-cell/>
          <table:table-cell office:value-type="float" office:value="0.007758">
            <text:p>0,0078</text:p>
          </table:table-cell>
          <table:table-cell table:number-columns-repeated="4"/>
        </table:table-row>
        <table:table-row table:style-name="ro1">
          <table:table-cell office:value-type="string">
            <text:p>cNDir</text:p>
          </table:table-cell>
          <table:table-cell table:number-columns-repeated="4"/>
          <table:table-cell office:value-type="float" office:value="0.003546">
            <text:p>0,0035</text:p>
          </table:table-cell>
          <table:table-cell table:number-columns-repeated="3"/>
        </table:table-row>
        <table:table-row table:style-name="ro1">
          <table:table-cell office:value-type="string">
            <text:p>bNDir</text:p>
          </table:table-cell>
          <table:table-cell table:number-columns-repeated="5"/>
          <table:table-cell office:value-type="float" office:value="0.000483">
            <text:p>0,0005</text:p>
          </table:table-cell>
          <table:table-cell table:number-columns-repeated="2"/>
        </table:table-row>
        <table:table-row table:style-name="ro1">
          <table:table-cell office:value-type="string">
            <text:p>mFrag</text:p>
          </table:table-cell>
          <table:table-cell table:number-columns-repeated="6"/>
          <table:table-cell office:value-type="float" office:value="99.153976">
            <text:p>99,1540</text:p>
          </table:table-cell>
          <table:table-cell office:value-type="float" office:value="1000">
            <text:p>1.000,0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8:19: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cm"/>
    </style:style>
    <style:style style:name="co2" style:family="table-column">
      <style:table-column-properties fo:break-before="auto" style:column-width="2.505cm"/>
    </style:style>
    <style:style style:name="co3" style:family="table-column">
      <style:table-column-properties fo:break-before="auto" style:column-width="2.637cm"/>
    </style:style>
    <style:style style:name="co4" style:family="table-column">
      <style:table-column-properties fo:break-before="auto" style:column-width="1.582cm"/>
    </style:style>
    <style:style style:name="co5" style:family="table-column">
      <style:table-column-properties fo:break-before="auto" style:column-width="1.483cm"/>
    </style:style>
    <style:style style:name="co6" style:family="table-column">
      <style:table-column-properties fo:break-before="auto" style:column-width="1.319cm"/>
    </style:style>
    <style:style style:name="co7" style:family="table-column">
      <style:table-column-properties fo:break-before="auto" style:column-width="1.549cm"/>
    </style:style>
    <style:style style:name="co8" style:family="table-column">
      <style:table-column-properties fo:break-before="auto" style:column-width="1.616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18">
      <style:table-cell-properties fo:border="0.002cm solid #000000"/>
      <style:text-properties fo:font-size="9pt" style:font-size-asian="9pt" style:font-size-complex="9pt"/>
    </style:style>
    <style:style style:name="ce5" style:family="table-cell" style:parent-style-name="Default" style:data-style-name="N123">
      <style:table-cell-properties fo:border="0.002cm solid #000000"/>
      <style:text-properties fo:font-size="9pt" style:font-size-asian="9pt" style:font-size-complex="9pt"/>
    </style:style>
    <style:style style:name="ce6" style:family="table-cell" style:parent-style-name="Default" style:data-style-name="N122">
      <style:table-cell-properties fo:background-color="#000000" fo:border="0.002cm solid #000000"/>
      <style:text-properties fo:color="#ffffff" fo:font-size="9pt" fo:font-weight="bold" style:font-size-asian="9pt" style:font-size-complex="9pt"/>
    </style:style>
    <style:style style:name="ce7" style:family="table-cell" style:parent-style-name="Default" style:data-style-name="N122">
      <style:table-cell-properties fo:border="0.002cm solid #000000"/>
      <style:text-properties fo:font-size="9pt" style:font-size-asian="9pt" style:font-size-complex="9pt"/>
    </style:style>
  </office:automatic-styles>
  <office:body>
    <office:spreadsheet>
      <table:table table:name="4k_amb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row table:style-name="ro1" table:number-rows-repeated="12">
          <table:table-cell table:number-columns-repeated="9"/>
        </table:table-row>
        <table:table-row table:style-name="ro1">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6" office:value-type="string">
            <text:p>LE</text:p>
          </table:table-cell>
          <table:table-cell table:style-name="ce6" office:value-type="string">
            <text:p>LL</text:p>
          </table:table-cell>
          <table:table-cell table:style-name="ce6" office:value-type="string">
            <text:p>tCD</text:p>
          </table:table-cell>
          <table:table-cell table:style-name="ce6" office:value-type="string">
            <text:p>tBD</text:p>
          </table:table-cell>
          <table:table-cell table:style-name="ce6" office:value-type="string">
            <text:p>PF-%</text:p>
          </table:table-cell>
          <table:table-cell table:style-name="ce1" office:value-type="string">
            <text:p>PF-cant</text:p>
          </table:table-cell>
        </table:table-row>
        <table:table-row table:style-name="ro1">
          <table:table-cell table:style-name="ce2" office:value-type="string" table:number-columns-spanned="9" table:number-rows-spanned="1">
            <text:p>1k – optimizado</text:p>
          </table:table-cell>
          <table:covered-table-cell table:number-columns-repeated="2" table:style-name="ce4"/>
          <table:covered-table-cell table:number-columns-repeated="5" table:style-name="ce7"/>
          <table:covered-table-cell table:style-name="ce4"/>
        </table:table-row>
        <table:table-row table:style-name="ro1">
          <table:table-cell table:style-name="ce3" office:value-type="string">
            <text:p>c1000A</text:p>
          </table:table-cell>
          <table:table-cell table:style-name="ce5" office:value-type="float" office:value="7446514.536702">
            <text:p>7.446.514,5367</text:p>
          </table:table-cell>
          <table:table-cell table:style-name="ce5"/>
          <table:table-cell table:style-name="ce5" office:value-type="float" office:value="0.068757">
            <text:p>0,0688</text:p>
          </table:table-cell>
          <table:table-cell table:style-name="ce5" table:number-columns-repeated="5"/>
        </table:table-row>
        <table:table-row table:style-name="ro1">
          <table:table-cell table:style-name="ce3" office:value-type="string">
            <text:p>l1000A</text:p>
          </table:table-cell>
          <table:table-cell table:style-name="ce5"/>
          <table:table-cell table:style-name="ce5" office:value-type="float" office:value="64370128.237365">
            <text:p>64.370.128,2374</text:p>
          </table:table-cell>
          <table:table-cell table:style-name="ce5"/>
          <table:table-cell table:style-name="ce5" office:value-type="float" office:value="0.007954">
            <text:p>0,0080</text:p>
          </table:table-cell>
          <table:table-cell table:style-name="ce5" table:number-columns-repeated="4"/>
        </table:table-row>
        <table:table-row table:style-name="ro1">
          <table:table-cell table:style-name="ce3" office:value-type="string">
            <text:p>rl1000A</text:p>
          </table:table-cell>
          <table:table-cell table:style-name="ce5"/>
          <table:table-cell table:style-name="ce5" office:value-type="float" office:value="62822085.889571">
            <text:p>62.822.085,8896</text:p>
          </table:table-cell>
          <table:table-cell table:style-name="ce5"/>
          <table:table-cell table:style-name="ce5" office:value-type="float" office:value="0.00815">
            <text:p>0,0082</text:p>
          </table:table-cell>
          <table:table-cell table:style-name="ce5" table:number-columns-repeated="4"/>
        </table:table-row>
        <table:table-row table:style-name="ro1">
          <table:table-cell table:style-name="ce3" office:value-type="string">
            <text:p>c2000A2m</text:p>
          </table:table-cell>
          <table:table-cell table:style-name="ce5" office:value-type="float" office:value="7186799.28707">
            <text:p>7.186.799,2871</text:p>
          </table:table-cell>
          <table:table-cell table:style-name="ce5"/>
          <table:table-cell table:style-name="ce5" office:value-type="float" office:value="0.278288">
            <text:p>0,2783</text:p>
          </table:table-cell>
          <table:table-cell table:style-name="ce5" table:number-columns-repeated="5"/>
        </table:table-row>
        <table:table-row table:style-name="ro1">
          <table:table-cell table:style-name="ce3" office:value-type="string">
            <text:p>re2000A2m</text:p>
          </table:table-cell>
          <table:table-cell table:style-name="ce5" office:value-type="float" office:value="189391.137087">
            <text:p>189.391,1371</text:p>
          </table:table-cell>
          <table:table-cell table:style-name="ce5"/>
          <table:table-cell table:style-name="ce5" office:value-type="float" office:value="0.027034">
            <text:p>0,0270</text:p>
          </table:table-cell>
          <table:table-cell table:style-name="ce5" table:number-columns-repeated="5"/>
        </table:table-row>
        <table:table-row table:style-name="ro1">
          <table:table-cell table:style-name="ce3" office:value-type="string">
            <text:p>lNSeq</text:p>
          </table:table-cell>
          <table:table-cell table:style-name="ce5"/>
          <table:table-cell table:style-name="ce5" office:value-type="float" office:value="18231540.565178">
            <text:p>18.231.540,5652</text:p>
          </table:table-cell>
          <table:table-cell table:style-name="ce5"/>
          <table:table-cell table:style-name="ce5" office:value-type="float" office:value="0.1097">
            <text:p>0,1097</text:p>
          </table:table-cell>
          <table:table-cell table:style-name="ce5" table:number-columns-repeated="4"/>
        </table:table-row>
        <table:table-row table:style-name="ro1">
          <table:table-cell table:style-name="ce3" office:value-type="string">
            <text:p>lNAleat</text:p>
          </table:table-cell>
          <table:table-cell table:style-name="ce5"/>
          <table:table-cell table:style-name="ce5" office:value-type="float" office:value="365140.49351">
            <text:p>365.140,4935</text:p>
          </table:table-cell>
          <table:table-cell table:style-name="ce5"/>
          <table:table-cell table:style-name="ce5" office:value-type="float" office:value="0.014022">
            <text:p>0,0140</text:p>
          </table:table-cell>
          <table:table-cell table:style-name="ce5" table:number-columns-repeated="4"/>
        </table:table-row>
        <table:table-row table:style-name="ro1">
          <table:table-cell table:style-name="ce3" office:value-type="string">
            <text:p>cNDir</text:p>
          </table:table-cell>
          <table:table-cell table:style-name="ce5" table:number-columns-repeated="4"/>
          <table:table-cell table:style-name="ce5" office:value-type="float" office:value="0.003837">
            <text:p>0,0038</text:p>
          </table:table-cell>
          <table:table-cell table:style-name="ce5" table:number-columns-repeated="3"/>
        </table:table-row>
        <table:table-row table:style-name="ro1">
          <table:table-cell table:style-name="ce3" office:value-type="string">
            <text:p>bNDir</text:p>
          </table:table-cell>
          <table:table-cell table:style-name="ce5" table:number-columns-repeated="5"/>
          <table:table-cell table:style-name="ce5" office:value-type="float" office:value="0.000395">
            <text:p>0,0004</text:p>
          </table:table-cell>
          <table:table-cell table:style-name="ce5" table:number-columns-repeated="2"/>
        </table:table-row>
        <table:table-row table:style-name="ro1">
          <table:table-cell table:style-name="ce3" office:value-type="string">
            <text:p>mFrag</text:p>
          </table:table-cell>
          <table:table-cell table:style-name="ce5" table:number-columns-repeated="6"/>
          <table:table-cell table:style-name="ce5" office:value-type="float" office:value="99.153976">
            <text:p>99,1540</text:p>
          </table:table-cell>
          <table:table-cell table:style-name="ce5" office:value-type="float" office:value="1000">
            <text:p>1.000,00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7:5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cm"/>
    </style:style>
    <style:style style:name="co2" style:family="table-column">
      <style:table-column-properties fo:break-before="auto" style:column-width="2.505cm"/>
    </style:style>
    <style:style style:name="co3" style:family="table-column">
      <style:table-column-properties fo:break-before="auto" style:column-width="2.637cm"/>
    </style:style>
    <style:style style:name="co4" style:family="table-column">
      <style:table-column-properties fo:break-before="auto" style:column-width="1.582cm"/>
    </style:style>
    <style:style style:name="co5" style:family="table-column">
      <style:table-column-properties fo:break-before="auto" style:column-width="1.483cm"/>
    </style:style>
    <style:style style:name="co6" style:family="table-column">
      <style:table-column-properties fo:break-before="auto" style:column-width="1.319cm"/>
    </style:style>
    <style:style style:name="co7" style:family="table-column">
      <style:table-column-properties fo:break-before="auto" style:column-width="1.549cm"/>
    </style:style>
    <style:style style:name="co8" style:family="table-column">
      <style:table-column-properties fo:break-before="auto" style:column-width="1.616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1">
      <style:table-cell-properties fo:border="0.002cm solid #000000"/>
      <style:text-properties fo:font-size="9pt" style:font-size-asian="9pt" style:font-size-complex="9pt"/>
    </style:style>
    <style:style style:name="ce5" style:family="table-cell" style:parent-style-name="Default" style:data-style-name="N122">
      <style:table-cell-properties fo:background-color="#000000" fo:border="0.002cm solid #000000"/>
      <style:text-properties fo:color="#ffffff" fo:font-size="9pt" fo:font-weight="bold" style:font-size-asian="9pt" style:font-size-complex="9pt"/>
    </style:style>
    <style:style style:name="ce6" style:family="table-cell" style:parent-style-name="Default" style:data-style-name="N122">
      <style:table-cell-properties fo:border="0.002cm solid #000000"/>
      <style:text-properties fo:font-size="9pt" style:font-size-asian="9pt" style:font-size-complex="9pt"/>
    </style:style>
    <style:style style:name="ce7" style:family="table-cell" style:parent-style-name="Default" style:data-style-name="N107">
      <style:table-cell-properties fo:border="0.002cm solid #000000"/>
      <style:text-properties fo:font-size="9pt" style:font-size-asian="9pt" style:font-size-complex="9pt"/>
    </style:style>
  </office:automatic-styles>
  <office:body>
    <office:spreadsheet>
      <table:table table:name="4k_amb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row table:style-name="ro1" table:number-rows-repeated="24">
          <table:table-cell table:number-columns-repeated="9"/>
        </table:table-row>
        <table:table-row table:style-name="ro1">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5" office:value-type="string">
            <text:p>LE</text:p>
          </table:table-cell>
          <table:table-cell table:style-name="ce5" office:value-type="string">
            <text:p>LL</text:p>
          </table:table-cell>
          <table:table-cell table:style-name="ce5" office:value-type="string">
            <text:p>tCD</text:p>
          </table:table-cell>
          <table:table-cell table:style-name="ce5" office:value-type="string">
            <text:p>tBD</text:p>
          </table:table-cell>
          <table:table-cell table:style-name="ce5" office:value-type="string">
            <text:p>PF-%</text:p>
          </table:table-cell>
          <table:table-cell table:style-name="ce1" office:value-type="string">
            <text:p>PF-cant</text:p>
          </table:table-cell>
        </table:table-row>
        <table:table-row table:style-name="ro1">
          <table:table-cell table:style-name="ce2" office:value-type="string" table:number-columns-spanned="9" table:number-rows-spanned="1">
            <text:p>Resultados</text:p>
          </table:table-cell>
          <table:covered-table-cell table:number-columns-repeated="2" table:style-name="ce4"/>
          <table:covered-table-cell table:number-columns-repeated="5" table:style-name="ce6"/>
          <table:covered-table-cell table:style-name="ce7"/>
        </table:table-row>
        <table:table-row table:style-name="ro1">
          <table:table-cell table:style-name="ce3" office:value-type="string">
            <text:p>c1000A</text:p>
          </table:table-cell>
          <table:table-cell table:style-name="ce4" office:value-type="percentage" office:value="0.157554867140933">
            <text:p>15,76%</text:p>
          </table:table-cell>
          <table:table-cell table:style-name="ce4"/>
          <table:table-cell table:style-name="ce4" office:value-type="percentage" office:value="1.1575548671408">
            <text:p>115,76%</text:p>
          </table:table-cell>
          <table:table-cell table:style-name="ce4" table:number-columns-repeated="5"/>
        </table:table-row>
        <table:table-row table:style-name="ro1">
          <table:table-cell table:style-name="ce3" office:value-type="string">
            <text:p>l1000A</text:p>
          </table:table-cell>
          <table:table-cell table:style-name="ce4"/>
          <table:table-cell table:style-name="ce4" office:value-type="percentage" office:value="0.0330651244656728">
            <text:p>3,31%</text:p>
          </table:table-cell>
          <table:table-cell table:style-name="ce4"/>
          <table:table-cell table:style-name="ce4" office:value-type="percentage" office:value="1.03306512446568">
            <text:p>103,31%</text:p>
          </table:table-cell>
          <table:table-cell table:style-name="ce4" table:number-columns-repeated="4"/>
        </table:table-row>
        <table:table-row table:style-name="ro1">
          <table:table-cell table:style-name="ce3" office:value-type="string">
            <text:p>rl1000A</text:p>
          </table:table-cell>
          <table:table-cell table:style-name="ce4"/>
          <table:table-cell table:style-name="ce4" office:value-type="percentage" office:value="0.009570552147246">
            <text:p>0,96%</text:p>
          </table:table-cell>
          <table:table-cell table:style-name="ce4"/>
          <table:table-cell table:style-name="ce4" office:value-type="percentage" office:value="1.00957055214724">
            <text:p>100,96%</text:p>
          </table:table-cell>
          <table:table-cell table:style-name="ce4" table:number-columns-repeated="4"/>
        </table:table-row>
        <table:table-row table:style-name="ro1">
          <table:table-cell table:style-name="ce3" office:value-type="string">
            <text:p>c2000A2m</text:p>
          </table:table-cell>
          <table:table-cell table:style-name="ce4" office:value-type="percentage" office:value="0.178297303513018">
            <text:p>17,83%</text:p>
          </table:table-cell>
          <table:table-cell table:style-name="ce4"/>
          <table:table-cell table:style-name="ce4" office:value-type="percentage" office:value="1.17829730351291">
            <text:p>117,83%</text:p>
          </table:table-cell>
          <table:table-cell table:style-name="ce4" table:number-columns-repeated="5"/>
        </table:table-row>
        <table:table-row table:style-name="ro1">
          <table:table-cell table:style-name="ce3" office:value-type="string">
            <text:p>re2000A2m</text:p>
          </table:table-cell>
          <table:table-cell table:style-name="ce4" office:value-type="percentage" office:value="0.0281127469119073">
            <text:p>2,81%</text:p>
          </table:table-cell>
          <table:table-cell table:style-name="ce4"/>
          <table:table-cell table:style-name="ce4" office:value-type="percentage" office:value="1.0281127469113">
            <text:p>102,81%</text:p>
          </table:table-cell>
          <table:table-cell table:style-name="ce4" table:number-columns-repeated="5"/>
        </table:table-row>
        <table:table-row table:style-name="ro1">
          <table:table-cell table:style-name="ce3" office:value-type="string">
            <text:p>lNSeq</text:p>
          </table:table-cell>
          <table:table-cell table:style-name="ce4"/>
          <table:table-cell table:style-name="ce4" office:value-type="percentage" office:value="0.0461987237921908">
            <text:p>4,62%</text:p>
          </table:table-cell>
          <table:table-cell table:style-name="ce4"/>
          <table:table-cell table:style-name="ce4" office:value-type="percentage" office:value="1.04619872379216">
            <text:p>104,62%</text:p>
          </table:table-cell>
          <table:table-cell table:style-name="ce4" table:number-columns-repeated="4"/>
        </table:table-row>
        <table:table-row table:style-name="ro1">
          <table:table-cell table:style-name="ce3" office:value-type="string">
            <text:p>lNAleat</text:p>
          </table:table-cell>
          <table:table-cell table:style-name="ce4"/>
          <table:table-cell table:style-name="ce4" office:value-type="percentage" office:value="-0.446726572529377">
            <text:p>-44,67%</text:p>
          </table:table-cell>
          <table:table-cell table:style-name="ce4"/>
          <table:table-cell table:style-name="ce4" office:value-type="percentage" office:value="0.553273427471117">
            <text:p>55,33%</text:p>
          </table:table-cell>
          <table:table-cell table:style-name="ce4" table:number-columns-repeated="4"/>
        </table:table-row>
        <table:table-row table:style-name="ro1">
          <table:table-cell table:style-name="ce3" office:value-type="string">
            <text:p>cNDir</text:p>
          </table:table-cell>
          <table:table-cell table:style-name="ce4" table:number-columns-repeated="4"/>
          <table:table-cell table:style-name="ce4" office:value-type="percentage" office:value="0.92415949960907">
            <text:p>92,42%</text:p>
          </table:table-cell>
          <table:table-cell table:style-name="ce4" table:number-columns-repeated="3"/>
        </table:table-row>
        <table:table-row table:style-name="ro1">
          <table:table-cell table:style-name="ce3" office:value-type="string">
            <text:p>bNDir</text:p>
          </table:table-cell>
          <table:table-cell table:style-name="ce4" table:number-columns-repeated="5"/>
          <table:table-cell table:style-name="ce4" office:value-type="percentage" office:value="1.22278481012658">
            <text:p>122,28%</text:p>
          </table:table-cell>
          <table:table-cell table:style-name="ce4" table:number-columns-repeated="2"/>
        </table:table-row>
        <table:table-row table:style-name="ro1">
          <table:table-cell table:style-name="ce3" office:value-type="string">
            <text:p>mFrag</text:p>
          </table:table-cell>
          <table:table-cell table:style-name="ce4" table:number-columns-repeated="8"/>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7:54: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45cm"/>
    </style:style>
    <style:style style:name="co3" style:family="table-column">
      <style:table-column-properties fo:break-before="auto" style:column-width="2.637cm"/>
    </style:style>
    <style:style style:name="co4" style:family="table-column">
      <style:table-column-properties fo:break-before="auto" style:column-width="2.702cm"/>
    </style:style>
    <style:style style:name="co5" style:family="table-column">
      <style:table-column-properties fo:break-before="auto" style:column-width="1.517cm"/>
    </style:style>
    <style:style style:name="co6" style:family="table-column">
      <style:table-column-properties fo:break-before="auto" style:column-width="1.483cm"/>
    </style:style>
    <style:style style:name="co7" style:family="table-column">
      <style:table-column-properties fo:break-before="auto" style:column-width="1.319cm"/>
    </style:style>
    <style:style style:name="co8" style:family="table-column">
      <style:table-column-properties fo:break-before="auto" style:column-width="1.549cm"/>
    </style:style>
    <style:style style:name="co9" style:family="table-column">
      <style:table-column-properties fo:break-before="auto" style:column-width="1.385cm"/>
    </style:style>
    <style:style style:name="co10" style:family="table-column">
      <style:table-column-properties fo:break-before="auto" style:column-width="1.61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23">
      <style:table-cell-properties fo:border="0.002cm solid #000000"/>
      <style:text-properties fo:font-size="9pt" style:font-size-asian="9pt" style:font-size-complex="9pt"/>
    </style:style>
    <style:style style:name="ce5" style:family="table-cell" style:parent-style-name="Default" style:data-style-name="N122">
      <style:table-cell-properties fo:background-color="#000000" fo:border="0.002cm solid #000000"/>
      <style:text-properties fo:color="#ffffff" fo:font-size="9pt" fo:font-weight="bold" style:font-size-asian="9pt" style:font-size-complex="9pt"/>
    </style:style>
  </office:automatic-styles>
  <office:body>
    <office:spreadsheet>
      <table:table table:name="4k_ambos" table:style-name="ta1" table:print="false">
        <table:table-column table:style-name="co1" table:number-columns-repeated="10"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row table:style-name="ro1">
          <table:table-cell table:number-columns-repeated="10"/>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5" office:value-type="string">
            <text:p>LE</text:p>
          </table:table-cell>
          <table:table-cell table:style-name="ce5" office:value-type="string">
            <text:p>LL</text:p>
          </table:table-cell>
          <table:table-cell table:style-name="ce5" office:value-type="string">
            <text:p>tCD</text:p>
          </table:table-cell>
          <table:table-cell table:style-name="ce5" office:value-type="string">
            <text:p>tBD</text:p>
          </table:table-cell>
          <table:table-cell table:style-name="ce5" office:value-type="string">
            <text:p>PF-%</text:p>
          </table:table-cell>
          <table:table-cell table:style-name="ce1" office:value-type="string">
            <text:p>PF-cant</text:p>
          </table:table-cell>
        </table:table-row>
        <table:table-row table:style-name="ro1">
          <table:table-cell table:number-columns-repeated="10"/>
          <table:table-cell table:style-name="ce2" office:value-type="string" table:number-columns-spanned="9" table:number-rows-spanned="1">
            <text:p>4k – standard</text:p>
          </table:table-cell>
          <table:covered-table-cell table:number-columns-repeated="2" table:style-name="ce1"/>
          <table:covered-table-cell table:number-columns-repeated="5" table:style-name="ce5"/>
          <table:covered-table-cell table:style-name="ce1"/>
        </table:table-row>
        <table:table-row table:style-name="ro1">
          <table:table-cell table:number-columns-repeated="10"/>
          <table:table-cell office:value-type="string">
            <text:p>c1000A</text:p>
          </table:table-cell>
          <table:table-cell office:value-type="float" office:value="9299622.202848">
            <text:p>9.299.622,2028</text:p>
          </table:table-cell>
          <table:table-cell/>
          <table:table-cell office:value-type="float" office:value="0.055056">
            <text:p>0,0551</text:p>
          </table:table-cell>
          <table:table-cell table:number-columns-repeated="5"/>
        </table:table-row>
        <table:table-row table:style-name="ro1">
          <table:table-cell table:number-columns-repeated="10"/>
          <table:table-cell office:value-type="string">
            <text:p>l1000A</text:p>
          </table:table-cell>
          <table:table-cell/>
          <table:table-cell office:value-type="float" office:value="63342818.260547">
            <text:p>63.342.818,2605</text:p>
          </table:table-cell>
          <table:table-cell/>
          <table:table-cell office:value-type="float" office:value="0.008083">
            <text:p>0,0081</text:p>
          </table:table-cell>
          <table:table-cell table:number-columns-repeated="4"/>
        </table:table-row>
        <table:table-row table:style-name="ro1">
          <table:table-cell table:number-columns-repeated="10"/>
          <table:table-cell office:value-type="string">
            <text:p>rl1000A</text:p>
          </table:table-cell>
          <table:table-cell/>
          <table:table-cell office:value-type="float" office:value="62806673.209028">
            <text:p>62.806.673,2090</text:p>
          </table:table-cell>
          <table:table-cell/>
          <table:table-cell office:value-type="float" office:value="0.008152">
            <text:p>0,0082</text:p>
          </table:table-cell>
          <table:table-cell table:number-columns-repeated="4"/>
        </table:table-row>
        <table:table-row table:style-name="ro1">
          <table:table-cell table:number-columns-repeated="10"/>
          <table:table-cell office:value-type="string">
            <text:p>c2000A2m</text:p>
          </table:table-cell>
          <table:table-cell office:value-type="float" office:value="9670712.247957">
            <text:p>9.670.712,2480</text:p>
          </table:table-cell>
          <table:table-cell/>
          <table:table-cell office:value-type="float" office:value="0.20681">
            <text:p>0,2068</text:p>
          </table:table-cell>
          <table:table-cell table:number-columns-repeated="5"/>
        </table:table-row>
        <table:table-row table:style-name="ro1">
          <table:table-cell table:number-columns-repeated="10"/>
          <table:table-cell office:value-type="string">
            <text:p>re2000A2m</text:p>
          </table:table-cell>
          <table:table-cell office:value-type="float" office:value="544564.986173">
            <text:p>544.564,9862</text:p>
          </table:table-cell>
          <table:table-cell/>
          <table:table-cell office:value-type="float" office:value="0.009402">
            <text:p>0,0094</text:p>
          </table:table-cell>
          <table:table-cell table:number-columns-repeated="5"/>
        </table:table-row>
        <table:table-row table:style-name="ro1">
          <table:table-cell table:number-columns-repeated="10"/>
          <table:table-cell office:value-type="string">
            <text:p>lNSeq</text:p>
          </table:table-cell>
          <table:table-cell/>
          <table:table-cell office:value-type="float" office:value="33598763.565501">
            <text:p>33.598.763,5655</text:p>
          </table:table-cell>
          <table:table-cell/>
          <table:table-cell office:value-type="float" office:value="0.059526">
            <text:p>0,0595</text:p>
          </table:table-cell>
          <table:table-cell table:number-columns-repeated="4"/>
        </table:table-row>
        <table:table-row table:style-name="ro1">
          <table:table-cell table:number-columns-repeated="10"/>
          <table:table-cell office:value-type="string">
            <text:p>lNAleat</text:p>
          </table:table-cell>
          <table:table-cell/>
          <table:table-cell office:value-type="float" office:value="2031746.031746">
            <text:p>2.031.746,0317</text:p>
          </table:table-cell>
          <table:table-cell/>
          <table:table-cell office:value-type="float" office:value="0.00252">
            <text:p>0,0025</text:p>
          </table:table-cell>
          <table:table-cell table:number-columns-repeated="4"/>
        </table:table-row>
        <table:table-row table:style-name="ro1">
          <table:table-cell table:number-columns-repeated="10"/>
          <table:table-cell office:value-type="string">
            <text:p>cNDir</text:p>
          </table:table-cell>
          <table:table-cell table:number-columns-repeated="4"/>
          <table:table-cell office:value-type="float" office:value="0.0007">
            <text:p>0,0007</text:p>
          </table:table-cell>
          <table:table-cell table:number-columns-repeated="3"/>
        </table:table-row>
        <table:table-row table:style-name="ro1">
          <table:table-cell table:number-columns-repeated="10"/>
          <table:table-cell office:value-type="string">
            <text:p>bNDir</text:p>
          </table:table-cell>
          <table:table-cell table:number-columns-repeated="5"/>
          <table:table-cell office:value-type="float" office:value="0.000331">
            <text:p>0,0003</text:p>
          </table:table-cell>
          <table:table-cell table:number-columns-repeated="2"/>
        </table:table-row>
        <table:table-row table:style-name="ro1">
          <table:table-cell table:number-columns-repeated="10"/>
          <table:table-cell office:value-type="string">
            <text:p>mFrag</text:p>
          </table:table-cell>
          <table:table-cell table:number-columns-repeated="6"/>
          <table:table-cell office:value-type="float" office:value="98.986486">
            <text:p>98,9865</text:p>
          </table:table-cell>
          <table:table-cell office:value-type="float" office:value="1000">
            <text:p>1.000,0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8:0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45cm"/>
    </style:style>
    <style:style style:name="co3" style:family="table-column">
      <style:table-column-properties fo:break-before="auto" style:column-width="2.637cm"/>
    </style:style>
    <style:style style:name="co4" style:family="table-column">
      <style:table-column-properties fo:break-before="auto" style:column-width="2.702cm"/>
    </style:style>
    <style:style style:name="co5" style:family="table-column">
      <style:table-column-properties fo:break-before="auto" style:column-width="1.517cm"/>
    </style:style>
    <style:style style:name="co6" style:family="table-column">
      <style:table-column-properties fo:break-before="auto" style:column-width="1.483cm"/>
    </style:style>
    <style:style style:name="co7" style:family="table-column">
      <style:table-column-properties fo:break-before="auto" style:column-width="1.319cm"/>
    </style:style>
    <style:style style:name="co8" style:family="table-column">
      <style:table-column-properties fo:break-before="auto" style:column-width="1.549cm"/>
    </style:style>
    <style:style style:name="co9" style:family="table-column">
      <style:table-column-properties fo:break-before="auto" style:column-width="1.385cm"/>
    </style:style>
    <style:style style:name="co10" style:family="table-column">
      <style:table-column-properties fo:break-before="auto" style:column-width="1.61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18">
      <style:table-cell-properties fo:border="0.002cm solid #000000"/>
      <style:text-properties fo:font-size="9pt" style:font-size-asian="9pt" style:font-size-complex="9pt"/>
    </style:style>
    <style:style style:name="ce5" style:family="table-cell" style:parent-style-name="Default" style:data-style-name="N123">
      <style:table-cell-properties fo:border="0.002cm solid #000000"/>
      <style:text-properties fo:font-size="9pt" style:font-size-asian="9pt" style:font-size-complex="9pt"/>
    </style:style>
    <style:style style:name="ce6" style:family="table-cell" style:parent-style-name="Default" style:data-style-name="N122">
      <style:table-cell-properties fo:background-color="#000000" fo:border="0.002cm solid #000000"/>
      <style:text-properties fo:color="#ffffff" fo:font-size="9pt" fo:font-weight="bold" style:font-size-asian="9pt" style:font-size-complex="9pt"/>
    </style:style>
    <style:style style:name="ce7" style:family="table-cell" style:parent-style-name="Default" style:data-style-name="N122">
      <style:table-cell-properties fo:border="0.002cm solid #000000"/>
      <style:text-properties fo:font-size="9pt" style:font-size-asian="9pt" style:font-size-complex="9pt"/>
    </style:style>
  </office:automatic-styles>
  <office:body>
    <office:spreadsheet>
      <table:table table:name="4k_ambos" table:style-name="ta1" table:print="false">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12">
          <table:table-cell table:number-columns-repeated="19"/>
        </table:table-row>
        <table:table-row table:style-name="ro1">
          <table:table-cell table:number-columns-repeated="10"/>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6" office:value-type="string">
            <text:p>LE</text:p>
          </table:table-cell>
          <table:table-cell table:style-name="ce6" office:value-type="string">
            <text:p>LL</text:p>
          </table:table-cell>
          <table:table-cell table:style-name="ce6" office:value-type="string">
            <text:p>tCD</text:p>
          </table:table-cell>
          <table:table-cell table:style-name="ce6" office:value-type="string">
            <text:p>tBD</text:p>
          </table:table-cell>
          <table:table-cell table:style-name="ce6" office:value-type="string">
            <text:p>PF-%</text:p>
          </table:table-cell>
          <table:table-cell table:style-name="ce1" office:value-type="string">
            <text:p>PF-cant</text:p>
          </table:table-cell>
        </table:table-row>
        <table:table-row table:style-name="ro1">
          <table:table-cell table:number-columns-repeated="10"/>
          <table:table-cell table:style-name="ce2" office:value-type="string" table:number-columns-spanned="9" table:number-rows-spanned="1">
            <text:p>4k – optimizado</text:p>
          </table:table-cell>
          <table:covered-table-cell table:number-columns-repeated="2" table:style-name="ce4"/>
          <table:covered-table-cell table:number-columns-repeated="5" table:style-name="ce7"/>
          <table:covered-table-cell table:style-name="ce4"/>
        </table:table-row>
        <table:table-row table:style-name="ro1">
          <table:table-cell table:number-columns-repeated="10"/>
          <table:table-cell table:style-name="ce3" office:value-type="string">
            <text:p>c1000A</text:p>
          </table:table-cell>
          <table:table-cell table:style-name="ce5" office:value-type="float" office:value="12066933.773274">
            <text:p>12.066.933,7733</text:p>
          </table:table-cell>
          <table:table-cell table:style-name="ce5"/>
          <table:table-cell table:style-name="ce5" office:value-type="float" office:value="0.04243">
            <text:p>0,0424</text:p>
          </table:table-cell>
          <table:table-cell table:style-name="ce5" table:number-columns-repeated="5"/>
        </table:table-row>
        <table:table-row table:style-name="ro1">
          <table:table-cell table:number-columns-repeated="10"/>
          <table:table-cell table:style-name="ce3" office:value-type="string">
            <text:p>l1000A</text:p>
          </table:table-cell>
          <table:table-cell table:style-name="ce5"/>
          <table:table-cell table:style-name="ce5" office:value-type="float" office:value="62968884.51605">
            <text:p>62.968.884,5161</text:p>
          </table:table-cell>
          <table:table-cell table:style-name="ce5"/>
          <table:table-cell table:style-name="ce5" office:value-type="float" office:value="0.008131">
            <text:p>0,0081</text:p>
          </table:table-cell>
          <table:table-cell table:style-name="ce5" table:number-columns-repeated="4"/>
        </table:table-row>
        <table:table-row table:style-name="ro1">
          <table:table-cell table:number-columns-repeated="10"/>
          <table:table-cell table:style-name="ce3" office:value-type="string">
            <text:p>rl1000A</text:p>
          </table:table-cell>
          <table:table-cell table:style-name="ce5"/>
          <table:table-cell table:style-name="ce5" office:value-type="float" office:value="62568740.070879">
            <text:p>62.568.740,0709</text:p>
          </table:table-cell>
          <table:table-cell table:style-name="ce5"/>
          <table:table-cell table:style-name="ce5" office:value-type="float" office:value="0.008183">
            <text:p>0,0082</text:p>
          </table:table-cell>
          <table:table-cell table:style-name="ce5" table:number-columns-repeated="4"/>
        </table:table-row>
        <table:table-row table:style-name="ro1">
          <table:table-cell table:number-columns-repeated="10"/>
          <table:table-cell table:style-name="ce3" office:value-type="string">
            <text:p>c2000A2m</text:p>
          </table:table-cell>
          <table:table-cell table:style-name="ce5" office:value-type="float" office:value="12338824.110062">
            <text:p>12.338.824,1101</text:p>
          </table:table-cell>
          <table:table-cell table:style-name="ce5"/>
          <table:table-cell table:style-name="ce5" office:value-type="float" office:value="0.16209">
            <text:p>0,1621</text:p>
          </table:table-cell>
          <table:table-cell table:style-name="ce5" table:number-columns-repeated="5"/>
        </table:table-row>
        <table:table-row table:style-name="ro1">
          <table:table-cell table:number-columns-repeated="10"/>
          <table:table-cell table:style-name="ce3" office:value-type="string">
            <text:p>re2000A2m</text:p>
          </table:table-cell>
          <table:table-cell table:style-name="ce5" office:value-type="float" office:value="537250.786988">
            <text:p>537.250,7870</text:p>
          </table:table-cell>
          <table:table-cell table:style-name="ce5"/>
          <table:table-cell table:style-name="ce5" office:value-type="float" office:value="0.00953">
            <text:p>0,0095</text:p>
          </table:table-cell>
          <table:table-cell table:style-name="ce5" table:number-columns-repeated="5"/>
        </table:table-row>
        <table:table-row table:style-name="ro1">
          <table:table-cell table:number-columns-repeated="10"/>
          <table:table-cell table:style-name="ce3" office:value-type="string">
            <text:p>lNSeq</text:p>
          </table:table-cell>
          <table:table-cell table:style-name="ce5"/>
          <table:table-cell table:style-name="ce5" office:value-type="float" office:value="38848529.583155">
            <text:p>38.848.529,5832</text:p>
          </table:table-cell>
          <table:table-cell table:style-name="ce5"/>
          <table:table-cell table:style-name="ce5" office:value-type="float" office:value="0.051482">
            <text:p>0,0515</text:p>
          </table:table-cell>
          <table:table-cell table:style-name="ce5" table:number-columns-repeated="4"/>
        </table:table-row>
        <table:table-row table:style-name="ro1">
          <table:table-cell table:number-columns-repeated="10"/>
          <table:table-cell table:style-name="ce3" office:value-type="string">
            <text:p>lNAleat</text:p>
          </table:table-cell>
          <table:table-cell table:style-name="ce5"/>
          <table:table-cell table:style-name="ce5" office:value-type="float" office:value="688542.227004">
            <text:p>688.542,2270</text:p>
          </table:table-cell>
          <table:table-cell table:style-name="ce5"/>
          <table:table-cell table:style-name="ce5" office:value-type="float" office:value="0.007436">
            <text:p>0,0074</text:p>
          </table:table-cell>
          <table:table-cell table:style-name="ce5" table:number-columns-repeated="4"/>
        </table:table-row>
        <table:table-row table:style-name="ro1">
          <table:table-cell table:number-columns-repeated="10"/>
          <table:table-cell table:style-name="ce3" office:value-type="string">
            <text:p>cNDir</text:p>
          </table:table-cell>
          <table:table-cell table:style-name="ce5" table:number-columns-repeated="4"/>
          <table:table-cell table:style-name="ce5" office:value-type="float" office:value="0.000784">
            <text:p>0,0008</text:p>
          </table:table-cell>
          <table:table-cell table:style-name="ce5" table:number-columns-repeated="3"/>
        </table:table-row>
        <table:table-row table:style-name="ro1">
          <table:table-cell table:number-columns-repeated="10"/>
          <table:table-cell table:style-name="ce3" office:value-type="string">
            <text:p>bNDir</text:p>
          </table:table-cell>
          <table:table-cell table:style-name="ce5" table:number-columns-repeated="5"/>
          <table:table-cell table:style-name="ce5" office:value-type="float" office:value="0.000306">
            <text:p>0,0003</text:p>
          </table:table-cell>
          <table:table-cell table:style-name="ce5" table:number-columns-repeated="2"/>
        </table:table-row>
        <table:table-row table:style-name="ro1">
          <table:table-cell table:number-columns-repeated="10"/>
          <table:table-cell table:style-name="ce3" office:value-type="string">
            <text:p>mFrag</text:p>
          </table:table-cell>
          <table:table-cell table:style-name="ce5" table:number-columns-repeated="6"/>
          <table:table-cell table:style-name="ce5" office:value-type="float" office:value="98.986486">
            <text:p>98,9865</text:p>
          </table:table-cell>
          <table:table-cell table:style-name="ce5" office:value-type="float" office:value="1000">
            <text:p>1.000,00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8:0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45cm"/>
    </style:style>
    <style:style style:name="co3" style:family="table-column">
      <style:table-column-properties fo:break-before="auto" style:column-width="2.637cm"/>
    </style:style>
    <style:style style:name="co4" style:family="table-column">
      <style:table-column-properties fo:break-before="auto" style:column-width="2.702cm"/>
    </style:style>
    <style:style style:name="co5" style:family="table-column">
      <style:table-column-properties fo:break-before="auto" style:column-width="1.517cm"/>
    </style:style>
    <style:style style:name="co6" style:family="table-column">
      <style:table-column-properties fo:break-before="auto" style:column-width="1.483cm"/>
    </style:style>
    <style:style style:name="co7" style:family="table-column">
      <style:table-column-properties fo:break-before="auto" style:column-width="1.319cm"/>
    </style:style>
    <style:style style:name="co8" style:family="table-column">
      <style:table-column-properties fo:break-before="auto" style:column-width="1.549cm"/>
    </style:style>
    <style:style style:name="co9" style:family="table-column">
      <style:table-column-properties fo:break-before="auto" style:column-width="1.385cm"/>
    </style:style>
    <style:style style:name="co10" style:family="table-column">
      <style:table-column-properties fo:break-before="auto" style:column-width="1.61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data-style-name="N107">
      <style:table-cell-properties fo:background-color="#000000" fo:border="0.002cm solid #000000"/>
      <style:text-properties fo:color="#ffffff" fo:font-size="9pt" fo:font-weight="bold" style:font-size-asian="9pt" style:font-size-complex="9pt"/>
    </style:style>
    <style:style style:name="ce2" style:family="table-cell" style:parent-style-name="Default" style:data-style-name="N107">
      <style:table-cell-properties fo:background-color="#000000" style:text-align-source="fix" style:repeat-content="false" fo:border="0.002cm solid #000000"/>
      <style:paragraph-properties fo:text-align="center" fo:margin-left="0cm"/>
      <style:text-properties fo:color="#ffffff" fo:font-size="9pt" fo:font-weight="bold" style:font-size-asian="9pt" style:font-size-complex="9pt"/>
    </style:style>
    <style:style style:name="ce3" style:family="table-cell" style:parent-style-name="Default" style:data-style-name="N107">
      <style:table-cell-properties fo:background-color="#000000" fo:border="0.002cm solid #000000"/>
      <style:text-properties fo:color="#ffffff" fo:font-size="9pt" style:font-size-asian="9pt" style:font-size-complex="9pt"/>
    </style:style>
    <style:style style:name="ce4" style:family="table-cell" style:parent-style-name="Default" style:data-style-name="N11">
      <style:table-cell-properties fo:border="0.002cm solid #000000"/>
      <style:text-properties fo:font-size="9pt" style:font-size-asian="9pt" style:font-size-complex="9pt"/>
    </style:style>
    <style:style style:name="ce5" style:family="table-cell" style:parent-style-name="Default" style:data-style-name="N122">
      <style:table-cell-properties fo:background-color="#000000" fo:border="0.002cm solid #000000"/>
      <style:text-properties fo:color="#ffffff" fo:font-size="9pt" fo:font-weight="bold" style:font-size-asian="9pt" style:font-size-complex="9pt"/>
    </style:style>
    <style:style style:name="ce6" style:family="table-cell" style:parent-style-name="Default" style:data-style-name="N122">
      <style:table-cell-properties fo:border="0.002cm solid #000000"/>
      <style:text-properties fo:font-size="9pt" style:font-size-asian="9pt" style:font-size-complex="9pt"/>
    </style:style>
    <style:style style:name="ce7" style:family="table-cell" style:parent-style-name="Default" style:data-style-name="N107">
      <style:table-cell-properties fo:border="0.002cm solid #000000"/>
      <style:text-properties fo:font-size="9pt" style:font-size-asian="9pt" style:font-size-complex="9pt"/>
    </style:style>
  </office:automatic-styles>
  <office:body>
    <office:spreadsheet>
      <table:table table:name="4k_ambos" table:style-name="ta1" table:print="false">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4">
          <table:table-cell table:number-columns-repeated="19"/>
        </table:table-row>
        <table:table-row table:style-name="ro1">
          <table:table-cell table:number-columns-repeated="10"/>
          <table:table-cell table:style-name="ce1" office:value-type="string">
            <text:p>testId</text:p>
          </table:table-cell>
          <table:table-cell table:style-name="ce1" office:value-type="string">
            <text:p>BEs</text:p>
          </table:table-cell>
          <table:table-cell table:style-name="ce1" office:value-type="string">
            <text:p>BLs</text:p>
          </table:table-cell>
          <table:table-cell table:style-name="ce5" office:value-type="string">
            <text:p>LE</text:p>
          </table:table-cell>
          <table:table-cell table:style-name="ce5" office:value-type="string">
            <text:p>LL</text:p>
          </table:table-cell>
          <table:table-cell table:style-name="ce5" office:value-type="string">
            <text:p>tCD</text:p>
          </table:table-cell>
          <table:table-cell table:style-name="ce5" office:value-type="string">
            <text:p>tBD</text:p>
          </table:table-cell>
          <table:table-cell table:style-name="ce5" office:value-type="string">
            <text:p>PF-%</text:p>
          </table:table-cell>
          <table:table-cell table:style-name="ce1" office:value-type="string">
            <text:p>PF-cant</text:p>
          </table:table-cell>
        </table:table-row>
        <table:table-row table:style-name="ro1">
          <table:table-cell table:number-columns-repeated="10"/>
          <table:table-cell table:style-name="ce2" office:value-type="string" table:number-columns-spanned="9" table:number-rows-spanned="1">
            <text:p>Resultados</text:p>
          </table:table-cell>
          <table:covered-table-cell table:number-columns-repeated="2" table:style-name="ce4"/>
          <table:covered-table-cell table:number-columns-repeated="5" table:style-name="ce6"/>
          <table:covered-table-cell table:style-name="ce7"/>
        </table:table-row>
        <table:table-row table:style-name="ro1">
          <table:table-cell table:number-columns-repeated="10"/>
          <table:table-cell table:style-name="ce3" office:value-type="string">
            <text:p>c1000A</text:p>
          </table:table-cell>
          <table:table-cell table:style-name="ce4" office:value-type="percentage" office:value="0.297572472307371">
            <text:p>29,76%</text:p>
          </table:table-cell>
          <table:table-cell table:style-name="ce4"/>
          <table:table-cell table:style-name="ce4" office:value-type="percentage" office:value="1.29757247230733">
            <text:p>129,76%</text:p>
          </table:table-cell>
          <table:table-cell table:style-name="ce4" table:number-columns-repeated="5"/>
        </table:table-row>
        <table:table-row table:style-name="ro1">
          <table:table-cell table:number-columns-repeated="10"/>
          <table:table-cell table:style-name="ce3" office:value-type="string">
            <text:p>l1000A</text:p>
          </table:table-cell>
          <table:table-cell table:style-name="ce4"/>
          <table:table-cell table:style-name="ce4" office:value-type="percentage" office:value="-0.0059033329233773">
            <text:p>-0,59%</text:p>
          </table:table-cell>
          <table:table-cell table:style-name="ce4"/>
          <table:table-cell table:style-name="ce4" office:value-type="percentage" office:value="0.99409666707662">
            <text:p>99,41%</text:p>
          </table:table-cell>
          <table:table-cell table:style-name="ce4" table:number-columns-repeated="4"/>
        </table:table-row>
        <table:table-row table:style-name="ro1">
          <table:table-cell table:number-columns-repeated="10"/>
          <table:table-cell table:style-name="ce3" office:value-type="string">
            <text:p>rl1000A</text:p>
          </table:table-cell>
          <table:table-cell table:style-name="ce4"/>
          <table:table-cell table:style-name="ce4" office:value-type="percentage" office:value="-0.00378834168396613">
            <text:p>-0,38%</text:p>
          </table:table-cell>
          <table:table-cell table:style-name="ce4"/>
          <table:table-cell table:style-name="ce4" office:value-type="percentage" office:value="0.996211658316021">
            <text:p>99,62%</text:p>
          </table:table-cell>
          <table:table-cell table:style-name="ce4" table:number-columns-repeated="4"/>
        </table:table-row>
        <table:table-row table:style-name="ro1">
          <table:table-cell table:number-columns-repeated="10"/>
          <table:table-cell table:style-name="ce3" office:value-type="string">
            <text:p>c2000A2m</text:p>
          </table:table-cell>
          <table:table-cell table:style-name="ce4" office:value-type="percentage" office:value="0.275896107100969">
            <text:p>27,59%</text:p>
          </table:table-cell>
          <table:table-cell table:style-name="ce4"/>
          <table:table-cell table:style-name="ce4" office:value-type="percentage" office:value="1.27589610710099">
            <text:p>127,59%</text:p>
          </table:table-cell>
          <table:table-cell table:style-name="ce4" table:number-columns-repeated="5"/>
        </table:table-row>
        <table:table-row table:style-name="ro1">
          <table:table-cell table:number-columns-repeated="10"/>
          <table:table-cell table:style-name="ce3" office:value-type="string">
            <text:p>re2000A2m</text:p>
          </table:table-cell>
          <table:table-cell table:style-name="ce4" office:value-type="percentage" office:value="-0.0134312696752712">
            <text:p>-1,34%</text:p>
          </table:table-cell>
          <table:table-cell table:style-name="ce4"/>
          <table:table-cell table:style-name="ce4" office:value-type="percentage" office:value="0.986568730325288">
            <text:p>98,66%</text:p>
          </table:table-cell>
          <table:table-cell table:style-name="ce4" table:number-columns-repeated="5"/>
        </table:table-row>
        <table:table-row table:style-name="ro1">
          <table:table-cell table:number-columns-repeated="10"/>
          <table:table-cell table:style-name="ce3" office:value-type="string">
            <text:p>lNSeq</text:p>
          </table:table-cell>
          <table:table-cell table:style-name="ce4"/>
          <table:table-cell table:style-name="ce4" office:value-type="percentage" office:value="0.156248785983435">
            <text:p>15,62%</text:p>
          </table:table-cell>
          <table:table-cell table:style-name="ce4"/>
          <table:table-cell table:style-name="ce4" office:value-type="percentage" office:value="1.15624878598345">
            <text:p>115,62%</text:p>
          </table:table-cell>
          <table:table-cell table:style-name="ce4" table:number-columns-repeated="4"/>
        </table:table-row>
        <table:table-row table:style-name="ro1">
          <table:table-cell table:number-columns-repeated="10"/>
          <table:table-cell table:style-name="ce3" office:value-type="string">
            <text:p>lNAleat</text:p>
          </table:table-cell>
          <table:table-cell table:style-name="ce4"/>
          <table:table-cell table:style-name="ce4" office:value-type="percentage" office:value="-0.661108122646463">
            <text:p>-66,11%</text:p>
          </table:table-cell>
          <table:table-cell table:style-name="ce4"/>
          <table:table-cell table:style-name="ce4" office:value-type="percentage" office:value="0.338891877353416">
            <text:p>33,89%</text:p>
          </table:table-cell>
          <table:table-cell table:style-name="ce4" table:number-columns-repeated="4"/>
        </table:table-row>
        <table:table-row table:style-name="ro1">
          <table:table-cell table:number-columns-repeated="10"/>
          <table:table-cell table:style-name="ce3" office:value-type="string">
            <text:p>cNDir</text:p>
          </table:table-cell>
          <table:table-cell table:style-name="ce4" table:number-columns-repeated="4"/>
          <table:table-cell table:style-name="ce4" office:value-type="percentage" office:value="0.892857142857143">
            <text:p>89,29%</text:p>
          </table:table-cell>
          <table:table-cell table:style-name="ce4" table:number-columns-repeated="3"/>
        </table:table-row>
        <table:table-row table:style-name="ro1">
          <table:table-cell table:number-columns-repeated="10"/>
          <table:table-cell table:style-name="ce3" office:value-type="string">
            <text:p>bNDir</text:p>
          </table:table-cell>
          <table:table-cell table:style-name="ce4" table:number-columns-repeated="5"/>
          <table:table-cell table:style-name="ce4" office:value-type="percentage" office:value="1.08169934640523">
            <text:p>108,17%</text:p>
          </table:table-cell>
          <table:table-cell table:style-name="ce4" table:number-columns-repeated="2"/>
        </table:table-row>
        <table:table-row table:style-name="ro1">
          <table:table-cell table:number-columns-repeated="10"/>
          <table:table-cell table:style-name="ce3" office:value-type="string">
            <text:p>mFrag</text:p>
          </table:table-cell>
          <table:table-cell table:style-name="ce4" table:number-columns-repeated="8"/>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number:number-style style:name="N107">
      <number:number number:decimal-places="0" number:min-integer-digits="2" number:grouping="true"/>
    </number:number-style>
    <number:percentage-style style:name="N108">
      <number:number number:decimal-places="3" number:min-integer-digits="1"/>
      <number:text>%</number:text>
    </number:percentag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6" number:min-integer-digits="1"/>
    </number:number-style>
    <number:number-style style:name="N114">
      <number:number number:decimal-places="7" number:min-integer-digits="1"/>
    </number:number-style>
    <number:number-style style:name="N115">
      <number:number number:decimal-places="1" number:min-integer-digits="2" number:grouping="true"/>
    </number:number-style>
    <number:number-style style:name="N116">
      <number:number number:decimal-places="2" number:min-integer-digits="2" number:grouping="true"/>
    </number:number-style>
    <number:number-style style:name="N117">
      <number:number number:decimal-places="3" number:min-integer-digits="2" number:grouping="true"/>
    </number:number-style>
    <number:number-style style:name="N118">
      <number:number number:decimal-places="4" number:min-integer-digits="2" number:grouping="true"/>
    </number:number-style>
    <number:number-style style:name="N119">
      <number:number number:decimal-places="5" number:min-integer-digits="2" number:grouping="true"/>
    </number:number-style>
    <number:number-style style:name="N120">
      <number:number number:decimal-places="6" number:min-integer-digits="2" number:grouping="true"/>
    </number:number-style>
    <number:number-style style:name="N121">
      <number:number number:decimal-places="7" number:min-integer-digits="2" number:grouping="true"/>
    </number:number-style>
    <number:number-style style:name="N122">
      <number:number number:decimal-places="8" number:min-integer-digits="2" number:grouping="true"/>
    </number:number-style>
    <number:number-style style:name="N123">
      <number:number number:decimal-places="4" number:min-integer-digits="1"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8:08:07</text:time></text:p>
        </style:region-right>
      </style:header>
      <style:header-left style:display="false"/>
      <style:footer>
        <text:p>Page <text:page-number>1</text:page-number> / <text:page-count>99</text:page-count></text:p>
      </style:footer>
      <style:footer-left style:display="false"/>
    </style:master-page>
  </office:master-styles>
</office:document-styles>
</file>